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40.11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fbcc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bcc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bc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unkc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-1" calcext:value-type="float">
            <text:p>-1</text:p>
          </table:table-cell>
          <table:table-cell office:value-type="float" office:value="1.80861" calcext:value-type="float">
            <text:p>1,80861</text:p>
          </table:table-cell>
          <table:table-cell office:value-type="float" office:value="0" calcext:value-type="float">
            <text:p>0</text:p>
          </table:table-cell>
          <table:table-cell office:value-type="float" office:value="0.19139" calcext:value-type="float">
            <text:p>0,19139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1(a)</text:p>
          </table:table-cell>
          <table:table-cell table:style-name="ce2" office:value-type="string" calcext:value-type="string">
            <text:p>f1(b)</text:p>
          </table:table-cell>
          <table:table-cell table:style-name="ce2" office:value-type="string" calcext:value-type="string">
            <text:p>f1(x)</text:p>
          </table:table-cell>
          <table:table-cell table:style-name="ce2" office:value-type="string" calcext:value-type="string">
            <text:p>czy ju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.14833" calcext:value-type="float">
            <text:p>1,14833</text:p>
          </table:table-cell>
          <table:table-cell office:value-type="float" office:value="-4.63636" calcext:value-type="float">
            <text:p>-4,63636</text:p>
          </table:table-cell>
          <table:table-cell office:value-type="float" office:value="6.44498" calcext:value-type="float">
            <text:p>6,44498</text:p>
          </table:table-cell>
          <table:table-cell office:value-type="float" office:value="-1.95694" calcext:value-type="float">
            <text:p>-1,95694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1" calcext:value-type="float">
            <text:p>1</text:p>
          </table:table-cell>
          <table:table-cell table:formula="of:=([.J3]+[.K3])/2" office:value-type="float" office:value="0.5" calcext:value-type="float">
            <text:p>0,5</text:p>
          </table:table-cell>
          <table:table-cell table:formula="of:=[.$E$2]*[.J3]^3+[.$D$2]*[.J3]^2+[.$C$2]*[.J3]+[.$B$2]" office:value-type="float" office:value="-1" calcext:value-type="float">
            <text:p>-1</text:p>
          </table:table-cell>
          <table:table-cell table:formula="of:=[.$E$2]*[.K3]^3+[.$D$2]*[.K3]^2+[.$C$2]*[.K3]+[.$B$2]" office:value-type="float" office:value="1" calcext:value-type="float">
            <text:p>1</text:p>
          </table:table-cell>
          <table:table-cell table:formula="of:=[.$E$2]*[.L3]^3+[.$D$2]*[.L3]^2+[.$C$2]*[.L3]+[.$B$2]" office:value-type="float" office:value="-0.07177125" calcext:value-type="float">
            <text:p>-0,07177125</text:p>
          </table:table-cell>
          <table:table-cell table:formula="of:=IF(ABS([.O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-51.59809" calcext:value-type="float">
            <text:p>-51,59809</text:p>
          </table:table-cell>
          <table:table-cell office:value-type="float" office:value="74.48325" calcext:value-type="float">
            <text:p>74,48325</text:p>
          </table:table-cell>
          <table:table-cell office:value-type="float" office:value="-33.11483" calcext:value-type="float">
            <text:p>-33,11483</text:p>
          </table:table-cell>
          <table:table-cell office:value-type="float" office:value="4.63636" calcext:value-type="float">
            <text:p>4,636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O3]*[.M3]&gt;0;[.L3];[.J3])" office:value-type="float" office:value="0.5" calcext:value-type="float">
            <text:p>0,5</text:p>
          </table:table-cell>
          <table:table-cell table:formula="of:=IF([.O3]*[.N3]&gt;0;[.L3];[.K3])" office:value-type="float" office:value="1" calcext:value-type="float">
            <text:p>1</text:p>
          </table:table-cell>
          <table:table-cell table:formula="of:=([.J4]+[.K4])/2" office:value-type="float" office:value="0.75" calcext:value-type="float">
            <text:p>0,75</text:p>
          </table:table-cell>
          <table:table-cell table:formula="of:=[.$E$2]*[.J4]^3+[.$D$2]*[.J4]^2+[.$C$2]*[.J4]+[.$B$2]" office:value-type="float" office:value="-0.07177125" calcext:value-type="float">
            <text:p>-0,07177125</text:p>
          </table:table-cell>
          <table:table-cell table:formula="of:=[.$E$2]*[.K4]^3+[.$D$2]*[.K4]^2+[.$C$2]*[.K4]+[.$B$2]" office:value-type="float" office:value="1" calcext:value-type="float">
            <text:p>1</text:p>
          </table:table-cell>
          <table:table-cell table:formula="of:=[.$E$2]*[.L4]^3+[.$D$2]*[.L4]^2+[.$C$2]*[.L4]+[.$B$2]" office:value-type="float" office:value="0.43720015625" calcext:value-type="float">
            <text:p>0,43720015625</text:p>
          </table:table-cell>
          <table:table-cell table:formula="of:=IF(ABS([.O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224.47368" calcext:value-type="float">
            <text:p>224,47368</text:p>
          </table:table-cell>
          <table:table-cell office:value-type="float" office:value="-201.58852" calcext:value-type="float">
            <text:p>-201,58852</text:p>
          </table:table-cell>
          <table:table-cell office:value-type="float" office:value="58.90909" calcext:value-type="float">
            <text:p>58,90909</text:p>
          </table:table-cell>
          <table:table-cell office:value-type="float" office:value="-5.58852" calcext:value-type="float">
            <text:p>-5,588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O4]*[.M4]&gt;0;[.L4];[.J4])" office:value-type="float" office:value="0.5" calcext:value-type="float">
            <text:p>0,5</text:p>
          </table:table-cell>
          <table:table-cell table:formula="of:=IF([.O4]*[.N4]&gt;0;[.L4];[.K4])" office:value-type="float" office:value="0.75" calcext:value-type="float">
            <text:p>0,75</text:p>
          </table:table-cell>
          <table:table-cell table:formula="of:=([.J5]+[.K5])/2" office:value-type="float" office:value="0.625" calcext:value-type="float">
            <text:p>0,625</text:p>
          </table:table-cell>
          <table:table-cell table:formula="of:=[.$E$2]*[.J5]^3+[.$D$2]*[.J5]^2+[.$C$2]*[.J5]+[.$B$2]" office:value-type="float" office:value="-0.07177125" calcext:value-type="float">
            <text:p>-0,07177125</text:p>
          </table:table-cell>
          <table:table-cell table:formula="of:=[.$E$2]*[.K5]^3+[.$D$2]*[.K5]^2+[.$C$2]*[.K5]+[.$B$2]" office:value-type="float" office:value="0.43720015625" calcext:value-type="float">
            <text:p>0,43720015625</text:p>
          </table:table-cell>
          <table:table-cell table:formula="of:=[.$E$2]*[.L5]^3+[.$D$2]*[.L5]^2+[.$C$2]*[.L5]+[.$B$2]" office:value-type="float" office:value="0.17710732421875" calcext:value-type="float">
            <text:p>0,17710732421875</text:p>
          </table:table-cell>
          <table:table-cell table:formula="of:=IF(ABS([.O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-307.1244" calcext:value-type="float">
            <text:p>-307,1244</text:p>
          </table:table-cell>
          <table:table-cell office:value-type="float" office:value="197.11005" calcext:value-type="float">
            <text:p>197,11005</text:p>
          </table:table-cell>
          <table:table-cell office:value-type="float" office:value="-40.76555" calcext:value-type="float">
            <text:p>-40,76555</text:p>
          </table:table-cell>
          <table:table-cell office:value-type="float" office:value="2.7177" calcext:value-type="float">
            <text:p>2,717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IF([.O5]*[.M5]&gt;0;[.L5];[.J5])" office:value-type="float" office:value="0.5" calcext:value-type="float">
            <text:p>0,5</text:p>
          </table:table-cell>
          <table:table-cell table:formula="of:=IF([.O5]*[.N5]&gt;0;[.L5];[.K5])" office:value-type="float" office:value="0.625" calcext:value-type="float">
            <text:p>0,625</text:p>
          </table:table-cell>
          <table:table-cell table:formula="of:=([.J6]+[.K6])/2" office:value-type="float" office:value="0.5625" calcext:value-type="float">
            <text:p>0,5625</text:p>
          </table:table-cell>
          <table:table-cell table:formula="of:=[.$E$2]*[.J6]^3+[.$D$2]*[.J6]^2+[.$C$2]*[.J6]+[.$B$2]" office:value-type="float" office:value="-0.07177125" calcext:value-type="float">
            <text:p>-0,07177125</text:p>
          </table:table-cell>
          <table:table-cell table:formula="of:=[.$E$2]*[.K6]^3+[.$D$2]*[.K6]^2+[.$C$2]*[.K6]+[.$B$2]" office:value-type="float" office:value="0.17710732421875" calcext:value-type="float">
            <text:p>0,17710732421875</text:p>
          </table:table-cell>
          <table:table-cell table:formula="of:=[.$E$2]*[.L6]^3+[.$D$2]*[.L6]^2+[.$C$2]*[.L6]+[.$B$2]" office:value-type="float" office:value="0.0514064331054687" calcext:value-type="float">
            <text:p>0,051406433105469</text:p>
          </table:table-cell>
          <table:table-cell table:formula="of:=IF(ABS([.O6])&lt;[.$B$9];1;0)"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Odp:</text:p>
          </table:table-cell>
          <table:table-cell table:style-name="ce1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IF([.O6]*[.M6]&gt;0;[.L6];[.J6])" office:value-type="float" office:value="0.5" calcext:value-type="float">
            <text:p>0,5</text:p>
          </table:table-cell>
          <table:table-cell table:formula="of:=IF([.O6]*[.N6]&gt;0;[.L6];[.K6])" office:value-type="float" office:value="0.5625" calcext:value-type="float">
            <text:p>0,5625</text:p>
          </table:table-cell>
          <table:table-cell table:formula="of:=([.J7]+[.K7])/2" office:value-type="float" office:value="0.53125" calcext:value-type="float">
            <text:p>0,53125</text:p>
          </table:table-cell>
          <table:table-cell table:formula="of:=[.$E$2]*[.J7]^3+[.$D$2]*[.J7]^2+[.$C$2]*[.J7]+[.$B$2]" office:value-type="float" office:value="-0.07177125" calcext:value-type="float">
            <text:p>-0,07177125</text:p>
          </table:table-cell>
          <table:table-cell table:formula="of:=[.$E$2]*[.K7]^3+[.$D$2]*[.K7]^2+[.$C$2]*[.K7]+[.$B$2]" office:value-type="float" office:value="0.0514064331054687" calcext:value-type="float">
            <text:p>0,051406433105469</text:p>
          </table:table-cell>
          <table:table-cell table:formula="of:=[.$E$2]*[.L7]^3+[.$D$2]*[.L7]^2+[.$C$2]*[.L7]+[.$B$2]" office:value-type="float" office:value="-0.0104802871704101" calcext:value-type="float">
            <text:p>-0,01048028717041</text:p>
          </table:table-cell>
          <table:table-cell table:formula="of:=IF(ABS([.O7])&lt;[.$B$9];1;0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f1</text:p>
          </table:table-cell>
          <table:table-cell table:style-name="ce13" table:formula="of:=[.L16]" office:value-type="float" office:value="0.53656005859375" calcext:value-type="float">
            <text:p>0,5365600585937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IF([.O7]*[.M7]&gt;0;[.L7];[.J7])" office:value-type="float" office:value="0.53125" calcext:value-type="float">
            <text:p>0,53125</text:p>
          </table:table-cell>
          <table:table-cell table:formula="of:=IF([.O7]*[.N7]&gt;0;[.L7];[.K7])" office:value-type="float" office:value="0.5625" calcext:value-type="float">
            <text:p>0,5625</text:p>
          </table:table-cell>
          <table:table-cell table:formula="of:=([.J8]+[.K8])/2" office:value-type="float" office:value="0.546875" calcext:value-type="float">
            <text:p>0,546875</text:p>
          </table:table-cell>
          <table:table-cell table:formula="of:=[.$E$2]*[.J8]^3+[.$D$2]*[.J8]^2+[.$C$2]*[.J8]+[.$B$2]" office:value-type="float" office:value="-0.0104802871704101" calcext:value-type="float">
            <text:p>-0,01048028717041</text:p>
          </table:table-cell>
          <table:table-cell table:formula="of:=[.$E$2]*[.K8]^3+[.$D$2]*[.K8]^2+[.$C$2]*[.K8]+[.$B$2]" office:value-type="float" office:value="0.0514064331054687" calcext:value-type="float">
            <text:p>0,051406433105469</text:p>
          </table:table-cell>
          <table:table-cell table:formula="of:=[.$E$2]*[.L8]^3+[.$D$2]*[.L8]^2+[.$C$2]*[.L8]+[.$B$2]" office:value-type="float" office:value="0.0203864130020142" calcext:value-type="float">
            <text:p>0,020386413002014</text:p>
          </table:table-cell>
          <table:table-cell table:formula="of:=IF(ABS([.O8])&lt;[.$B$9];1;0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f2</text:p>
          </table:table-cell>
          <table:table-cell table:style-name="ce13" office:value-type="string" calcext:value-type="string">
            <text:p>nie ma</text:p>
          </table:table-cell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IF([.O8]*[.M8]&gt;0;[.L8];[.J8])" office:value-type="float" office:value="0.53125" calcext:value-type="float">
            <text:p>0,53125</text:p>
          </table:table-cell>
          <table:table-cell table:formula="of:=IF([.O8]*[.N8]&gt;0;[.L8];[.K8])" office:value-type="float" office:value="0.546875" calcext:value-type="float">
            <text:p>0,546875</text:p>
          </table:table-cell>
          <table:table-cell table:formula="of:=([.J9]+[.K9])/2" office:value-type="float" office:value="0.5390625" calcext:value-type="float">
            <text:p>0,5390625</text:p>
          </table:table-cell>
          <table:table-cell table:formula="of:=[.$E$2]*[.J9]^3+[.$D$2]*[.J9]^2+[.$C$2]*[.J9]+[.$B$2]" office:value-type="float" office:value="-0.0104802871704101" calcext:value-type="float">
            <text:p>-0,01048028717041</text:p>
          </table:table-cell>
          <table:table-cell table:formula="of:=[.$E$2]*[.K9]^3+[.$D$2]*[.K9]^2+[.$C$2]*[.K9]+[.$B$2]" office:value-type="float" office:value="0.0203864130020142" calcext:value-type="float">
            <text:p>0,020386413002014</text:p>
          </table:table-cell>
          <table:table-cell table:formula="of:=[.$E$2]*[.L9]^3+[.$D$2]*[.L9]^2+[.$C$2]*[.L9]+[.$B$2]" office:value-type="float" office:value="0.00493417171001442" calcext:value-type="float">
            <text:p>0,004934171710014</text:p>
          </table:table-cell>
          <table:table-cell table:formula="of:=IF(ABS([.O9])&lt;[.$B$9];1;0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f3</text:p>
          </table:table-cell>
          <table:table-cell table:style-name="ce13" table:formula="of:=[.L66]" office:value-type="float" office:value="2.52073287963867" calcext:value-type="float">
            <text:p>2,52073287963867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IF([.O9]*[.M9]&gt;0;[.L9];[.J9])" office:value-type="float" office:value="0.53125" calcext:value-type="float">
            <text:p>0,53125</text:p>
          </table:table-cell>
          <table:table-cell table:formula="of:=IF([.O9]*[.N9]&gt;0;[.L9];[.K9])" office:value-type="float" office:value="0.5390625" calcext:value-type="float">
            <text:p>0,5390625</text:p>
          </table:table-cell>
          <table:table-cell table:formula="of:=([.J10]+[.K10])/2" office:value-type="float" office:value="0.53515625" calcext:value-type="float">
            <text:p>0,53515625</text:p>
          </table:table-cell>
          <table:table-cell table:formula="of:=[.$E$2]*[.J10]^3+[.$D$2]*[.J10]^2+[.$C$2]*[.J10]+[.$B$2]" office:value-type="float" office:value="-0.0104802871704101" calcext:value-type="float">
            <text:p>-0,01048028717041</text:p>
          </table:table-cell>
          <table:table-cell table:formula="of:=[.$E$2]*[.K10]^3+[.$D$2]*[.K10]^2+[.$C$2]*[.K10]+[.$B$2]" office:value-type="float" office:value="0.00493417171001442" calcext:value-type="float">
            <text:p>0,004934171710014</text:p>
          </table:table-cell>
          <table:table-cell table:formula="of:=[.$E$2]*[.L10]^3+[.$D$2]*[.L10]^2+[.$C$2]*[.L10]+[.$B$2]" office:value-type="float" office:value="-0.00277774630844585" calcext:value-type="float">
            <text:p>-0,002777746308446</text:p>
          </table:table-cell>
          <table:table-cell table:formula="of:=IF(ABS([.O10])&lt;[.$B$9];1;0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f4</text:p>
          </table:table-cell>
          <table:table-cell table:style-name="ce13" table:formula="of:=[.L89]" office:value-type="float" office:value="3.31769180297852" calcext:value-type="float">
            <text:p>3,31769180297852</text:p>
          </table:table-cell>
        </table:table-row>
        <table:table-row table:style-name="ro1">
          <table:table-cell/>
          <table:table-cell office:value-type="string" calcext:value-type="string">
            <text:p>f(x)=a3x³+a2x²+a1x+a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IF([.O10]*[.M10]&gt;0;[.L10];[.J10])" office:value-type="float" office:value="0.53515625" calcext:value-type="float">
            <text:p>0,53515625</text:p>
          </table:table-cell>
          <table:table-cell table:formula="of:=IF([.O10]*[.N10]&gt;0;[.L10];[.K10])" office:value-type="float" office:value="0.5390625" calcext:value-type="float">
            <text:p>0,5390625</text:p>
          </table:table-cell>
          <table:table-cell table:formula="of:=([.J11]+[.K11])/2" office:value-type="float" office:value="0.537109375" calcext:value-type="float">
            <text:p>0,537109375</text:p>
          </table:table-cell>
          <table:table-cell table:formula="of:=[.$E$2]*[.J11]^3+[.$D$2]*[.J11]^2+[.$C$2]*[.J11]+[.$B$2]" office:value-type="float" office:value="-0.00277774630844585" calcext:value-type="float">
            <text:p>-0,002777746308446</text:p>
          </table:table-cell>
          <table:table-cell table:formula="of:=[.$E$2]*[.K11]^3+[.$D$2]*[.K11]^2+[.$C$2]*[.K11]+[.$B$2]" office:value-type="float" office:value="0.00493417171001442" calcext:value-type="float">
            <text:p>0,004934171710014</text:p>
          </table:table-cell>
          <table:table-cell table:formula="of:=[.$E$2]*[.L11]^3+[.$D$2]*[.L11]^2+[.$C$2]*[.L11]+[.$B$2]" office:value-type="float" office:value="0.00107703627832234" calcext:value-type="float">
            <text:p>0,001077036278322</text:p>
          </table:table-cell>
          <table:table-cell table:formula="of:=IF(ABS([.O11])&lt;[.$B$9];1;0)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f5</text:p>
          </table:table-cell>
          <table:table-cell table:style-name="ce14" table:formula="of:=[.L112]" office:value-type="float" office:value="4.84971237182617" calcext:value-type="float">
            <text:p>4,84971237182617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IF([.O11]*[.M11]&gt;0;[.L11];[.J11])" office:value-type="float" office:value="0.53515625" calcext:value-type="float">
            <text:p>0,53515625</text:p>
          </table:table-cell>
          <table:table-cell table:formula="of:=IF([.O11]*[.N11]&gt;0;[.L11];[.K11])" office:value-type="float" office:value="0.537109375" calcext:value-type="float">
            <text:p>0,537109375</text:p>
          </table:table-cell>
          <table:table-cell table:formula="of:=([.J12]+[.K12])/2" office:value-type="float" office:value="0.5361328125" calcext:value-type="float">
            <text:p>0,5361328125</text:p>
          </table:table-cell>
          <table:table-cell table:formula="of:=[.$E$2]*[.J12]^3+[.$D$2]*[.J12]^2+[.$C$2]*[.J12]+[.$B$2]" office:value-type="float" office:value="-0.00277774630844585" calcext:value-type="float">
            <text:p>-0,002777746308446</text:p>
          </table:table-cell>
          <table:table-cell table:formula="of:=[.$E$2]*[.K12]^3+[.$D$2]*[.K12]^2+[.$C$2]*[.K12]+[.$B$2]" office:value-type="float" office:value="0.00107703627832234" calcext:value-type="float">
            <text:p>0,001077036278322</text:p>
          </table:table-cell>
          <table:table-cell table:formula="of:=[.$E$2]*[.L12]^3+[.$D$2]*[.L12]^2+[.$C$2]*[.L12]+[.$B$2]" office:value-type="float" office:value="-0.000850648585939751" calcext:value-type="float">
            <text:p>-0,00085064858594</text:p>
          </table:table-cell>
          <table:table-cell table:formula="of:=IF(ABS([.O1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&lt;0,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O12]*[.M12]&gt;0;[.L12];[.J12])" office:value-type="float" office:value="0.5361328125" calcext:value-type="float">
            <text:p>0,5361328125</text:p>
          </table:table-cell>
          <table:table-cell table:formula="of:=IF([.O12]*[.N12]&gt;0;[.L12];[.K12])" office:value-type="float" office:value="0.537109375" calcext:value-type="float">
            <text:p>0,537109375</text:p>
          </table:table-cell>
          <table:table-cell table:formula="of:=([.J13]+[.K13])/2" office:value-type="float" office:value="0.53662109375" calcext:value-type="float">
            <text:p>0,53662109375</text:p>
          </table:table-cell>
          <table:table-cell table:formula="of:=[.$E$2]*[.J13]^3+[.$D$2]*[.J13]^2+[.$C$2]*[.J13]+[.$B$2]" office:value-type="float" office:value="-0.000850648585939751" calcext:value-type="float">
            <text:p>-0,00085064858594</text:p>
          </table:table-cell>
          <table:table-cell table:formula="of:=[.$E$2]*[.K13]^3+[.$D$2]*[.K13]^2+[.$C$2]*[.K13]+[.$B$2]" office:value-type="float" office:value="0.00107703627832234" calcext:value-type="float">
            <text:p>0,001077036278322</text:p>
          </table:table-cell>
          <table:table-cell table:formula="of:=[.$E$2]*[.L13]^3+[.$D$2]*[.L13]^2+[.$C$2]*[.L13]+[.$B$2]" office:value-type="float" office:value="0.000113120386629584" calcext:value-type="float">
            <text:p>0,00011312038663</text:p>
          </table:table-cell>
          <table:table-cell table:formula="of:=IF(ABS([.O1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</text:p>
          </table:table-cell>
          <table:table-cell table:style-name="ce1" office:value-type="string" calcext:value-type="string">
            <text:p>&lt;1,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3"/>
          <table:table-cell office:value-type="float" office:value="11" calcext:value-type="float">
            <text:p>11</text:p>
          </table:table-cell>
          <table:table-cell table:formula="of:=IF([.O13]*[.M13]&gt;0;[.L13];[.J13])" office:value-type="float" office:value="0.5361328125" calcext:value-type="float">
            <text:p>0,5361328125</text:p>
          </table:table-cell>
          <table:table-cell table:formula="of:=IF([.O13]*[.N13]&gt;0;[.L13];[.K13])" office:value-type="float" office:value="0.53662109375" calcext:value-type="float">
            <text:p>0,53662109375</text:p>
          </table:table-cell>
          <table:table-cell table:formula="of:=([.J14]+[.K14])/2" office:value-type="float" office:value="0.536376953125" calcext:value-type="float">
            <text:p>0,536376953125</text:p>
          </table:table-cell>
          <table:table-cell table:formula="of:=[.$E$2]*[.J14]^3+[.$D$2]*[.J14]^2+[.$C$2]*[.J14]+[.$B$2]" office:value-type="float" office:value="-0.000850648585939751" calcext:value-type="float">
            <text:p>-0,00085064858594</text:p>
          </table:table-cell>
          <table:table-cell table:formula="of:=[.$E$2]*[.K14]^3+[.$D$2]*[.K14]^2+[.$C$2]*[.K14]+[.$B$2]" office:value-type="float" office:value="0.000113120386629584" calcext:value-type="float">
            <text:p>0,00011312038663</text:p>
          </table:table-cell>
          <table:table-cell table:formula="of:=[.$E$2]*[.L14]^3+[.$D$2]*[.L14]^2+[.$C$2]*[.L14]+[.$B$2]" office:value-type="float" office:value="-0.000368782456190209" calcext:value-type="float">
            <text:p>-0,00036878245619</text:p>
          </table:table-cell>
          <table:table-cell table:formula="of:=IF(ABS([.O1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</text:p>
          </table:table-cell>
          <table:table-cell table:style-name="ce1" office:value-type="string" calcext:value-type="string">
            <text:p>&lt;2,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3"/>
          <table:table-cell office:value-type="float" office:value="12" calcext:value-type="float">
            <text:p>12</text:p>
          </table:table-cell>
          <table:table-cell table:formula="of:=IF([.O14]*[.M14]&gt;0;[.L14];[.J14])" office:value-type="float" office:value="0.536376953125" calcext:value-type="float">
            <text:p>0,536376953125</text:p>
          </table:table-cell>
          <table:table-cell table:formula="of:=IF([.O14]*[.N14]&gt;0;[.L14];[.K14])" office:value-type="float" office:value="0.53662109375" calcext:value-type="float">
            <text:p>0,53662109375</text:p>
          </table:table-cell>
          <table:table-cell table:formula="of:=([.J15]+[.K15])/2" office:value-type="float" office:value="0.5364990234375" calcext:value-type="float">
            <text:p>0,5364990234375</text:p>
          </table:table-cell>
          <table:table-cell table:formula="of:=[.$E$2]*[.J15]^3+[.$D$2]*[.J15]^2+[.$C$2]*[.J15]+[.$B$2]" office:value-type="float" office:value="-0.000368782456190209" calcext:value-type="float">
            <text:p>-0,00036878245619</text:p>
          </table:table-cell>
          <table:table-cell table:formula="of:=[.$E$2]*[.K15]^3+[.$D$2]*[.K15]^2+[.$C$2]*[.K15]+[.$B$2]" office:value-type="float" office:value="0.000113120386629584" calcext:value-type="float">
            <text:p>0,00011312038663</text:p>
          </table:table-cell>
          <table:table-cell table:formula="of:=[.$E$2]*[.L15]^3+[.$D$2]*[.L15]^2+[.$C$2]*[.L15]+[.$B$2]" office:value-type="float" office:value="-0.00012783562495855" calcext:value-type="float">
            <text:p>-0,000127835624959</text:p>
          </table:table-cell>
          <table:table-cell table:formula="of:=IF(ABS([.O1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</text:p>
          </table:table-cell>
          <table:table-cell table:style-name="ce1" office:value-type="string" calcext:value-type="string">
            <text:p>&lt;3,4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3"/>
          <table:table-cell office:value-type="float" office:value="13" calcext:value-type="float">
            <text:p>13</text:p>
          </table:table-cell>
          <table:table-cell table:formula="of:=IF([.O15]*[.M15]&gt;0;[.L15];[.J15])" office:value-type="float" office:value="0.5364990234375" calcext:value-type="float">
            <text:p>0,5364990234375</text:p>
          </table:table-cell>
          <table:table-cell table:formula="of:=IF([.O15]*[.N15]&gt;0;[.L15];[.K15])" office:value-type="float" office:value="0.53662109375" calcext:value-type="float">
            <text:p>0,53662109375</text:p>
          </table:table-cell>
          <table:table-cell table:style-name="ce4" table:formula="of:=([.J16]+[.K16])/2" office:value-type="float" office:value="0.53656005859375" calcext:value-type="float">
            <text:p>0,53656005859375</text:p>
          </table:table-cell>
          <table:table-cell table:formula="of:=[.$E$2]*[.J16]^3+[.$D$2]*[.J16]^2+[.$C$2]*[.J16]+[.$B$2]" office:value-type="float" office:value="-0.00012783562495855" calcext:value-type="float">
            <text:p>-0,000127835624959</text:p>
          </table:table-cell>
          <table:table-cell table:formula="of:=[.$E$2]*[.K16]^3+[.$D$2]*[.K16]^2+[.$C$2]*[.K16]+[.$B$2]" office:value-type="float" office:value="0.000113120386629584" calcext:value-type="float">
            <text:p>0,00011312038663</text:p>
          </table:table-cell>
          <table:table-cell table:formula="of:=[.$E$2]*[.L16]^3+[.$D$2]*[.L16]^2+[.$C$2]*[.L16]+[.$B$2]" office:value-type="float" office:value="-0.00000735876683954917" calcext:value-type="float">
            <text:p>-7,35876683954917E-06</text:p>
          </table:table-cell>
          <table:table-cell table:formula="of:=IF(ABS([.O16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table:style-name="ce1" office:value-type="string" calcext:value-type="string">
            <text:p>&lt;4,5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3"/>
          <table:table-cell office:value-type="float" office:value="14" calcext:value-type="float">
            <text:p>14</text:p>
          </table:table-cell>
          <table:table-cell table:formula="of:=IF([.O16]*[.M16]&gt;0;[.L16];[.J16])" office:value-type="float" office:value="0.53656005859375" calcext:value-type="float">
            <text:p>0,53656005859375</text:p>
          </table:table-cell>
          <table:table-cell table:formula="of:=IF([.O16]*[.N16]&gt;0;[.L16];[.K16])" office:value-type="float" office:value="0.53662109375" calcext:value-type="float">
            <text:p>0,53662109375</text:p>
          </table:table-cell>
          <table:table-cell table:formula="of:=([.J17]+[.K17])/2" office:value-type="float" office:value="0.536590576171875" calcext:value-type="float">
            <text:p>0,536590576171875</text:p>
          </table:table-cell>
          <table:table-cell table:formula="of:=[.$E$2]*[.J17]^3+[.$D$2]*[.J17]^2+[.$C$2]*[.J17]+[.$B$2]" office:value-type="float" office:value="-0.00000735876683954917" calcext:value-type="float">
            <text:p>-7,35876683954917E-06</text:p>
          </table:table-cell>
          <table:table-cell table:formula="of:=[.$E$2]*[.K17]^3+[.$D$2]*[.K17]^2+[.$C$2]*[.K17]+[.$B$2]" office:value-type="float" office:value="0.000113120386629584" calcext:value-type="float">
            <text:p>0,00011312038663</text:p>
          </table:table-cell>
          <table:table-cell table:formula="of:=[.$E$2]*[.L17]^3+[.$D$2]*[.L17]^2+[.$C$2]*[.L17]+[.$B$2]" office:value-type="float" office:value="0.0000528805229598195" calcext:value-type="float">
            <text:p>5,28805229598195E-05</text:p>
          </table:table-cell>
          <table:table-cell table:formula="of:=IF(ABS([.O1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office:value-type="float" office:value="15" calcext:value-type="float">
            <text:p>15</text:p>
          </table:table-cell>
          <table:table-cell table:formula="of:=IF([.O17]*[.M17]&gt;0;[.L17];[.J17])" office:value-type="float" office:value="0.53656005859375" calcext:value-type="float">
            <text:p>0,53656005859375</text:p>
          </table:table-cell>
          <table:table-cell table:formula="of:=IF([.O17]*[.N17]&gt;0;[.L17];[.K17])" office:value-type="float" office:value="0.536590576171875" calcext:value-type="float">
            <text:p>0,536590576171875</text:p>
          </table:table-cell>
          <table:table-cell table:formula="of:=([.J18]+[.K18])/2" office:value-type="float" office:value="0.536575317382813" calcext:value-type="float">
            <text:p>0,536575317382813</text:p>
          </table:table-cell>
          <table:table-cell table:formula="of:=[.$E$2]*[.J18]^3+[.$D$2]*[.J18]^2+[.$C$2]*[.J18]+[.$B$2]" office:value-type="float" office:value="-0.00000735876683954917" calcext:value-type="float">
            <text:p>-7,35876683954917E-06</text:p>
          </table:table-cell>
          <table:table-cell table:formula="of:=[.$E$2]*[.K18]^3+[.$D$2]*[.K18]^2+[.$C$2]*[.K18]+[.$B$2]" office:value-type="float" office:value="0.0000528805229598195" calcext:value-type="float">
            <text:p>5,28805229598195E-05</text:p>
          </table:table-cell>
          <table:table-cell table:formula="of:=[.$E$2]*[.L18]^3+[.$D$2]*[.L18]^2+[.$C$2]*[.L18]+[.$B$2]" office:value-type="float" office:value="0.000022760806328348" calcext:value-type="float">
            <text:p>2,2760806328348E-05</text:p>
          </table:table-cell>
          <table:table-cell table:formula="of:=IF(ABS([.O1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office:value-type="float" office:value="16" calcext:value-type="float">
            <text:p>16</text:p>
          </table:table-cell>
          <table:table-cell table:formula="of:=IF([.O18]*[.M18]&gt;0;[.L18];[.J18])" office:value-type="float" office:value="0.53656005859375" calcext:value-type="float">
            <text:p>0,53656005859375</text:p>
          </table:table-cell>
          <table:table-cell table:formula="of:=IF([.O18]*[.N18]&gt;0;[.L18];[.K18])" office:value-type="float" office:value="0.536575317382813" calcext:value-type="float">
            <text:p>0,536575317382813</text:p>
          </table:table-cell>
          <table:table-cell table:formula="of:=([.J19]+[.K19])/2" office:value-type="float" office:value="0.536567687988281" calcext:value-type="float">
            <text:p>0,536567687988281</text:p>
          </table:table-cell>
          <table:table-cell table:formula="of:=[.$E$2]*[.J19]^3+[.$D$2]*[.J19]^2+[.$C$2]*[.J19]+[.$B$2]" office:value-type="float" office:value="-0.00000735876683954917" calcext:value-type="float">
            <text:p>-7,35876683954917E-06</text:p>
          </table:table-cell>
          <table:table-cell table:formula="of:=[.$E$2]*[.K19]^3+[.$D$2]*[.K19]^2+[.$C$2]*[.K19]+[.$B$2]" office:value-type="float" office:value="0.000022760806328348" calcext:value-type="float">
            <text:p>2,2760806328348E-05</text:p>
          </table:table-cell>
          <table:table-cell table:formula="of:=[.$E$2]*[.L19]^3+[.$D$2]*[.L19]^2+[.$C$2]*[.L19]+[.$B$2]" office:value-type="float" office:value="0.00000770100181179956" calcext:value-type="float">
            <text:p>7,70100181179956E-06</text:p>
          </table:table-cell>
          <table:table-cell table:formula="of:=IF(ABS([.O19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IF([.O19]*[.M19]&gt;0;[.L19];[.J19])" office:value-type="float" office:value="0.53656005859375" calcext:value-type="float">
            <text:p>0,53656005859375</text:p>
          </table:table-cell>
          <table:table-cell table:formula="of:=IF([.O19]*[.N19]&gt;0;[.L19];[.K19])" office:value-type="float" office:value="0.536567687988281" calcext:value-type="float">
            <text:p>0,536567687988281</text:p>
          </table:table-cell>
          <table:table-cell table:formula="of:=([.J20]+[.K20])/2" office:value-type="float" office:value="0.536563873291016" calcext:value-type="float">
            <text:p>0,536563873291016</text:p>
          </table:table-cell>
          <table:table-cell table:formula="of:=[.$E$2]*[.J20]^3+[.$D$2]*[.J20]^2+[.$C$2]*[.J20]+[.$B$2]" office:value-type="float" office:value="-0.00000735876683954917" calcext:value-type="float">
            <text:p>-7,35876683954917E-06</text:p>
          </table:table-cell>
          <table:table-cell table:formula="of:=[.$E$2]*[.K20]^3+[.$D$2]*[.K20]^2+[.$C$2]*[.K20]+[.$B$2]" office:value-type="float" office:value="0.00000770100181179956" calcext:value-type="float">
            <text:p>7,70100181179956E-06</text:p>
          </table:table-cell>
          <table:table-cell table:formula="of:=[.$E$2]*[.L20]^3+[.$D$2]*[.L20]^2+[.$C$2]*[.L20]+[.$B$2]" office:value-type="float" office:value="0.000000171113002878087" calcext:value-type="float">
            <text:p>1,71113002878087E-07</text:p>
          </table:table-cell>
          <table:table-cell table:formula="of:=IF(ABS([.O20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IF([.O20]*[.M20]&gt;0;[.L20];[.J20])" office:value-type="float" office:value="0.53656005859375" calcext:value-type="float">
            <text:p>0,53656005859375</text:p>
          </table:table-cell>
          <table:table-cell table:formula="of:=IF([.O20]*[.N20]&gt;0;[.L20];[.K20])" office:value-type="float" office:value="0.536563873291016" calcext:value-type="float">
            <text:p>0,536563873291016</text:p>
          </table:table-cell>
          <table:table-cell table:formula="of:=([.J21]+[.K21])/2" office:value-type="float" office:value="0.536561965942383" calcext:value-type="float">
            <text:p>0,536561965942383</text:p>
          </table:table-cell>
          <table:table-cell table:formula="of:=[.$E$2]*[.J21]^3+[.$D$2]*[.J21]^2+[.$C$2]*[.J21]+[.$B$2]" office:value-type="float" office:value="-0.00000735876683954917" calcext:value-type="float">
            <text:p>-7,35876683954917E-06</text:p>
          </table:table-cell>
          <table:table-cell table:formula="of:=[.$E$2]*[.K21]^3+[.$D$2]*[.K21]^2+[.$C$2]*[.K21]+[.$B$2]" office:value-type="float" office:value="0.000000171113002878087" calcext:value-type="float">
            <text:p>1,71113002878087E-07</text:p>
          </table:table-cell>
          <table:table-cell table:formula="of:=[.$E$2]*[.L21]^3+[.$D$2]*[.L21]^2+[.$C$2]*[.L21]+[.$B$2]" office:value-type="float" office:value="-0.00000359382803905017" calcext:value-type="float">
            <text:p>-3,59382803905017E-06</text:p>
          </table:table-cell>
          <table:table-cell table:formula="of:=IF(ABS([.O21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IF([.O21]*[.M21]&gt;0;[.L21];[.J21])" office:value-type="float" office:value="0.536561965942383" calcext:value-type="float">
            <text:p>0,536561965942383</text:p>
          </table:table-cell>
          <table:table-cell table:formula="of:=IF([.O21]*[.N21]&gt;0;[.L21];[.K21])" office:value-type="float" office:value="0.536563873291016" calcext:value-type="float">
            <text:p>0,536563873291016</text:p>
          </table:table-cell>
          <table:table-cell table:formula="of:=([.J22]+[.K22])/2" office:value-type="float" office:value="0.536562919616699" calcext:value-type="float">
            <text:p>0,536562919616699</text:p>
          </table:table-cell>
          <table:table-cell table:formula="of:=[.$E$2]*[.J22]^3+[.$D$2]*[.J22]^2+[.$C$2]*[.J22]+[.$B$2]" office:value-type="float" office:value="-0.00000359382803905017" calcext:value-type="float">
            <text:p>-3,59382803905017E-06</text:p>
          </table:table-cell>
          <table:table-cell table:formula="of:=[.$E$2]*[.K22]^3+[.$D$2]*[.K22]^2+[.$C$2]*[.K22]+[.$B$2]" office:value-type="float" office:value="0.000000171113002878087" calcext:value-type="float">
            <text:p>1,71113002878087E-07</text:p>
          </table:table-cell>
          <table:table-cell table:formula="of:=[.$E$2]*[.L22]^3+[.$D$2]*[.L22]^2+[.$C$2]*[.L22]+[.$B$2]" office:value-type="float" office:value="-0.0000017113577981398" calcext:value-type="float">
            <text:p>-1,7113577981398E-06</text:p>
          </table:table-cell>
          <table:table-cell table:formula="of:=IF(ABS([.O22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IF([.O22]*[.M22]&gt;0;[.L22];[.J22])" office:value-type="float" office:value="0.536562919616699" calcext:value-type="float">
            <text:p>0,536562919616699</text:p>
          </table:table-cell>
          <table:table-cell table:formula="of:=IF([.O22]*[.N22]&gt;0;[.L22];[.K22])" office:value-type="float" office:value="0.536563873291016" calcext:value-type="float">
            <text:p>0,536563873291016</text:p>
          </table:table-cell>
          <table:table-cell table:style-name="ce1" table:formula="of:=([.J23]+[.K23])/2" office:value-type="float" office:value="0.536563396453857" calcext:value-type="float">
            <text:p>0,536563396453857</text:p>
          </table:table-cell>
          <table:table-cell table:formula="of:=[.$E$2]*[.J23]^3+[.$D$2]*[.J23]^2+[.$C$2]*[.J23]+[.$B$2]" office:value-type="float" office:value="-0.0000017113577981398" calcext:value-type="float">
            <text:p>-1,7113577981398E-06</text:p>
          </table:table-cell>
          <table:table-cell table:formula="of:=[.$E$2]*[.K23]^3+[.$D$2]*[.K23]^2+[.$C$2]*[.K23]+[.$B$2]" office:value-type="float" office:value="0.000000171113002878087" calcext:value-type="float">
            <text:p>1,71113002878087E-07</text:p>
          </table:table-cell>
          <table:table-cell table:formula="of:=[.$E$2]*[.L23]^3+[.$D$2]*[.L23]^2+[.$C$2]*[.L23]+[.$B$2]" office:value-type="float" office:value="-0.000000770122468241041" calcext:value-type="float">
            <text:p>-7,70122468241041E-07</text:p>
          </table:table-cell>
          <table:table-cell table:formula="of:=IF(ABS([.O23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2(a)</text:p>
          </table:table-cell>
          <table:table-cell table:style-name="ce2" office:value-type="string" calcext:value-type="string">
            <text:p>f2(b)</text:p>
          </table:table-cell>
          <table:table-cell table:style-name="ce2" office:value-type="string" calcext:value-type="string">
            <text:p>f2(x)</text:p>
          </table:table-cell>
          <table:table-cell table:style-name="ce2" office:value-type="string" calcext:value-type="string">
            <text:p>czy już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2" calcext:value-type="float">
            <text:p>2</text:p>
          </table:table-cell>
          <table:table-cell table:formula="of:=([.J26]+[.K26])/2" office:value-type="float" office:value="1.5" calcext:value-type="float">
            <text:p>1,5</text:p>
          </table:table-cell>
          <table:table-cell table:formula="of:=[.$E$3]*[.J26]^3+[.$D$3]*[.J26]^2+[.$C$3]*[.J26]+[.$B$3]" office:value-type="float" office:value="1.00001" calcext:value-type="float">
            <text:p>1,00001</text:p>
          </table:table-cell>
          <table:table-cell table:formula="of:=[.$E$3]*[.K26]^3+[.$D$3]*[.K26]^2+[.$C$3]*[.K26]+[.$B$3]" office:value-type="float" office:value="2.00001" calcext:value-type="float">
            <text:p>2,00001</text:p>
          </table:table-cell>
          <table:table-cell table:formula="of:=[.$E$3]*[.L26]^3+[.$D$3]*[.L26]^2+[.$C$3]*[.L26]+[.$B$3]" office:value-type="float" office:value="2.0903225" calcext:value-type="float">
            <text:p>2,0903225</text:p>
          </table:table-cell>
          <table:table-cell table:formula="of:=IF(ABS([.O2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IF([.O26]*[.M26]&gt;0;[.L26];[.J26])" office:value-type="float" office:value="1.5" calcext:value-type="float">
            <text:p>1,5</text:p>
          </table:table-cell>
          <table:table-cell table:formula="of:=IF([.O26]*[.N26]&gt;0;[.L26];[.K26])" office:value-type="float" office:value="1.5" calcext:value-type="float">
            <text:p>1,5</text:p>
          </table:table-cell>
          <table:table-cell table:formula="of:=([.J27]+[.K27])/2" office:value-type="float" office:value="1.5" calcext:value-type="float">
            <text:p>1,5</text:p>
          </table:table-cell>
          <table:table-cell table:formula="of:=[.$E$3]*[.J27]^3+[.$D$3]*[.J27]^2+[.$C$3]*[.J27]+[.$B$3]" office:value-type="float" office:value="2.0903225" calcext:value-type="float">
            <text:p>2,0903225</text:p>
          </table:table-cell>
          <table:table-cell table:formula="of:=[.$E$3]*[.K27]^3+[.$D$3]*[.K27]^2+[.$C$3]*[.K27]+[.$B$3]" office:value-type="float" office:value="2.0903225" calcext:value-type="float">
            <text:p>2,0903225</text:p>
          </table:table-cell>
          <table:table-cell table:formula="of:=[.$E$3]*[.L27]^3+[.$D$3]*[.L27]^2+[.$C$3]*[.L27]+[.$B$3]" office:value-type="float" office:value="2.0903225" calcext:value-type="float">
            <text:p>2,0903225</text:p>
          </table:table-cell>
          <table:table-cell table:formula="of:=IF(ABS([.O2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IF([.O27]*[.M27]&gt;0;[.L27];[.J27])" office:value-type="float" office:value="1.5" calcext:value-type="float">
            <text:p>1,5</text:p>
          </table:table-cell>
          <table:table-cell table:formula="of:=IF([.O27]*[.N27]&gt;0;[.L27];[.K27])" office:value-type="float" office:value="1.5" calcext:value-type="float">
            <text:p>1,5</text:p>
          </table:table-cell>
          <table:table-cell table:formula="of:=([.J28]+[.K28])/2" office:value-type="float" office:value="1.5" calcext:value-type="float">
            <text:p>1,5</text:p>
          </table:table-cell>
          <table:table-cell table:formula="of:=[.$E$3]*[.J28]^3+[.$D$3]*[.J28]^2+[.$C$3]*[.J28]+[.$B$3]" office:value-type="float" office:value="2.0903225" calcext:value-type="float">
            <text:p>2,0903225</text:p>
          </table:table-cell>
          <table:table-cell table:formula="of:=[.$E$3]*[.K28]^3+[.$D$3]*[.K28]^2+[.$C$3]*[.K28]+[.$B$3]" office:value-type="float" office:value="2.0903225" calcext:value-type="float">
            <text:p>2,0903225</text:p>
          </table:table-cell>
          <table:table-cell table:formula="of:=[.$E$3]*[.L28]^3+[.$D$3]*[.L28]^2+[.$C$3]*[.L28]+[.$B$3]" office:value-type="float" office:value="2.0903225" calcext:value-type="float">
            <text:p>2,0903225</text:p>
          </table:table-cell>
          <table:table-cell table:formula="of:=IF(ABS([.O2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IF([.O28]*[.M28]&gt;0;[.L28];[.J28])" office:value-type="float" office:value="1.5" calcext:value-type="float">
            <text:p>1,5</text:p>
          </table:table-cell>
          <table:table-cell table:formula="of:=IF([.O28]*[.N28]&gt;0;[.L28];[.K28])" office:value-type="float" office:value="1.5" calcext:value-type="float">
            <text:p>1,5</text:p>
          </table:table-cell>
          <table:table-cell table:formula="of:=([.J29]+[.K29])/2" office:value-type="float" office:value="1.5" calcext:value-type="float">
            <text:p>1,5</text:p>
          </table:table-cell>
          <table:table-cell table:formula="of:=[.$E$3]*[.J29]^3+[.$D$3]*[.J29]^2+[.$C$3]*[.J29]+[.$B$3]" office:value-type="float" office:value="2.0903225" calcext:value-type="float">
            <text:p>2,0903225</text:p>
          </table:table-cell>
          <table:table-cell table:formula="of:=[.$E$3]*[.K29]^3+[.$D$3]*[.K29]^2+[.$C$3]*[.K29]+[.$B$3]" office:value-type="float" office:value="2.0903225" calcext:value-type="float">
            <text:p>2,0903225</text:p>
          </table:table-cell>
          <table:table-cell table:formula="of:=[.$E$3]*[.L29]^3+[.$D$3]*[.L29]^2+[.$C$3]*[.L29]+[.$B$3]" office:value-type="float" office:value="2.0903225" calcext:value-type="float">
            <text:p>2,0903225</text:p>
          </table:table-cell>
          <table:table-cell table:formula="of:=IF(ABS([.O29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IF([.O29]*[.M29]&gt;0;[.L29];[.J29])" office:value-type="float" office:value="1.5" calcext:value-type="float">
            <text:p>1,5</text:p>
          </table:table-cell>
          <table:table-cell table:formula="of:=IF([.O29]*[.N29]&gt;0;[.L29];[.K29])" office:value-type="float" office:value="1.5" calcext:value-type="float">
            <text:p>1,5</text:p>
          </table:table-cell>
          <table:table-cell table:formula="of:=([.J30]+[.K30])/2" office:value-type="float" office:value="1.5" calcext:value-type="float">
            <text:p>1,5</text:p>
          </table:table-cell>
          <table:table-cell table:formula="of:=[.$E$3]*[.J30]^3+[.$D$3]*[.J30]^2+[.$C$3]*[.J30]+[.$B$3]" office:value-type="float" office:value="2.0903225" calcext:value-type="float">
            <text:p>2,0903225</text:p>
          </table:table-cell>
          <table:table-cell table:formula="of:=[.$E$3]*[.K30]^3+[.$D$3]*[.K30]^2+[.$C$3]*[.K30]+[.$B$3]" office:value-type="float" office:value="2.0903225" calcext:value-type="float">
            <text:p>2,0903225</text:p>
          </table:table-cell>
          <table:table-cell table:formula="of:=[.$E$3]*[.L30]^3+[.$D$3]*[.L30]^2+[.$C$3]*[.L30]+[.$B$3]" office:value-type="float" office:value="2.0903225" calcext:value-type="float">
            <text:p>2,0903225</text:p>
          </table:table-cell>
          <table:table-cell table:formula="of:=IF(ABS([.O30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IF([.O30]*[.M30]&gt;0;[.L30];[.J30])" office:value-type="float" office:value="1.5" calcext:value-type="float">
            <text:p>1,5</text:p>
          </table:table-cell>
          <table:table-cell table:formula="of:=IF([.O30]*[.N30]&gt;0;[.L30];[.K30])" office:value-type="float" office:value="1.5" calcext:value-type="float">
            <text:p>1,5</text:p>
          </table:table-cell>
          <table:table-cell table:formula="of:=([.J31]+[.K31])/2" office:value-type="float" office:value="1.5" calcext:value-type="float">
            <text:p>1,5</text:p>
          </table:table-cell>
          <table:table-cell table:formula="of:=[.$E$3]*[.J31]^3+[.$D$3]*[.J31]^2+[.$C$3]*[.J31]+[.$B$3]" office:value-type="float" office:value="2.0903225" calcext:value-type="float">
            <text:p>2,0903225</text:p>
          </table:table-cell>
          <table:table-cell table:formula="of:=[.$E$3]*[.K31]^3+[.$D$3]*[.K31]^2+[.$C$3]*[.K31]+[.$B$3]" office:value-type="float" office:value="2.0903225" calcext:value-type="float">
            <text:p>2,0903225</text:p>
          </table:table-cell>
          <table:table-cell table:formula="of:=[.$E$3]*[.L31]^3+[.$D$3]*[.L31]^2+[.$C$3]*[.L31]+[.$B$3]" office:value-type="float" office:value="2.0903225" calcext:value-type="float">
            <text:p>2,0903225</text:p>
          </table:table-cell>
          <table:table-cell table:formula="of:=IF(ABS([.O31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IF([.O31]*[.M31]&gt;0;[.L31];[.J31])" office:value-type="float" office:value="1.5" calcext:value-type="float">
            <text:p>1,5</text:p>
          </table:table-cell>
          <table:table-cell table:formula="of:=IF([.O31]*[.N31]&gt;0;[.L31];[.K31])" office:value-type="float" office:value="1.5" calcext:value-type="float">
            <text:p>1,5</text:p>
          </table:table-cell>
          <table:table-cell table:formula="of:=([.J32]+[.K32])/2" office:value-type="float" office:value="1.5" calcext:value-type="float">
            <text:p>1,5</text:p>
          </table:table-cell>
          <table:table-cell table:formula="of:=[.$E$3]*[.J32]^3+[.$D$3]*[.J32]^2+[.$C$3]*[.J32]+[.$B$3]" office:value-type="float" office:value="2.0903225" calcext:value-type="float">
            <text:p>2,0903225</text:p>
          </table:table-cell>
          <table:table-cell table:formula="of:=[.$E$3]*[.K32]^3+[.$D$3]*[.K32]^2+[.$C$3]*[.K32]+[.$B$3]" office:value-type="float" office:value="2.0903225" calcext:value-type="float">
            <text:p>2,0903225</text:p>
          </table:table-cell>
          <table:table-cell table:formula="of:=[.$E$3]*[.L32]^3+[.$D$3]*[.L32]^2+[.$C$3]*[.L32]+[.$B$3]" office:value-type="float" office:value="2.0903225" calcext:value-type="float">
            <text:p>2,0903225</text:p>
          </table:table-cell>
          <table:table-cell table:formula="of:=IF(ABS([.O3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IF([.O32]*[.M32]&gt;0;[.L32];[.J32])" office:value-type="float" office:value="1.5" calcext:value-type="float">
            <text:p>1,5</text:p>
          </table:table-cell>
          <table:table-cell table:formula="of:=IF([.O32]*[.N32]&gt;0;[.L32];[.K32])" office:value-type="float" office:value="1.5" calcext:value-type="float">
            <text:p>1,5</text:p>
          </table:table-cell>
          <table:table-cell table:formula="of:=([.J33]+[.K33])/2" office:value-type="float" office:value="1.5" calcext:value-type="float">
            <text:p>1,5</text:p>
          </table:table-cell>
          <table:table-cell table:formula="of:=[.$E$3]*[.J33]^3+[.$D$3]*[.J33]^2+[.$C$3]*[.J33]+[.$B$3]" office:value-type="float" office:value="2.0903225" calcext:value-type="float">
            <text:p>2,0903225</text:p>
          </table:table-cell>
          <table:table-cell table:formula="of:=[.$E$3]*[.K33]^3+[.$D$3]*[.K33]^2+[.$C$3]*[.K33]+[.$B$3]" office:value-type="float" office:value="2.0903225" calcext:value-type="float">
            <text:p>2,0903225</text:p>
          </table:table-cell>
          <table:table-cell table:formula="of:=[.$E$3]*[.L33]^3+[.$D$3]*[.L33]^2+[.$C$3]*[.L33]+[.$B$3]" office:value-type="float" office:value="2.0903225" calcext:value-type="float">
            <text:p>2,0903225</text:p>
          </table:table-cell>
          <table:table-cell table:formula="of:=IF(ABS([.O3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IF([.O33]*[.M33]&gt;0;[.L33];[.J33])" office:value-type="float" office:value="1.5" calcext:value-type="float">
            <text:p>1,5</text:p>
          </table:table-cell>
          <table:table-cell table:formula="of:=IF([.O33]*[.N33]&gt;0;[.L33];[.K33])" office:value-type="float" office:value="1.5" calcext:value-type="float">
            <text:p>1,5</text:p>
          </table:table-cell>
          <table:table-cell table:formula="of:=([.J34]+[.K34])/2" office:value-type="float" office:value="1.5" calcext:value-type="float">
            <text:p>1,5</text:p>
          </table:table-cell>
          <table:table-cell table:formula="of:=[.$E$3]*[.J34]^3+[.$D$3]*[.J34]^2+[.$C$3]*[.J34]+[.$B$3]" office:value-type="float" office:value="2.0903225" calcext:value-type="float">
            <text:p>2,0903225</text:p>
          </table:table-cell>
          <table:table-cell table:formula="of:=[.$E$3]*[.K34]^3+[.$D$3]*[.K34]^2+[.$C$3]*[.K34]+[.$B$3]" office:value-type="float" office:value="2.0903225" calcext:value-type="float">
            <text:p>2,0903225</text:p>
          </table:table-cell>
          <table:table-cell table:formula="of:=[.$E$3]*[.L34]^3+[.$D$3]*[.L34]^2+[.$C$3]*[.L34]+[.$B$3]" office:value-type="float" office:value="2.0903225" calcext:value-type="float">
            <text:p>2,0903225</text:p>
          </table:table-cell>
          <table:table-cell table:formula="of:=IF(ABS([.O3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IF([.O34]*[.M34]&gt;0;[.L34];[.J34])" office:value-type="float" office:value="1.5" calcext:value-type="float">
            <text:p>1,5</text:p>
          </table:table-cell>
          <table:table-cell table:formula="of:=IF([.O34]*[.N34]&gt;0;[.L34];[.K34])" office:value-type="float" office:value="1.5" calcext:value-type="float">
            <text:p>1,5</text:p>
          </table:table-cell>
          <table:table-cell table:formula="of:=([.J35]+[.K35])/2" office:value-type="float" office:value="1.5" calcext:value-type="float">
            <text:p>1,5</text:p>
          </table:table-cell>
          <table:table-cell table:formula="of:=[.$E$3]*[.J35]^3+[.$D$3]*[.J35]^2+[.$C$3]*[.J35]+[.$B$3]" office:value-type="float" office:value="2.0903225" calcext:value-type="float">
            <text:p>2,0903225</text:p>
          </table:table-cell>
          <table:table-cell table:formula="of:=[.$E$3]*[.K35]^3+[.$D$3]*[.K35]^2+[.$C$3]*[.K35]+[.$B$3]" office:value-type="float" office:value="2.0903225" calcext:value-type="float">
            <text:p>2,0903225</text:p>
          </table:table-cell>
          <table:table-cell table:formula="of:=[.$E$3]*[.L35]^3+[.$D$3]*[.L35]^2+[.$C$3]*[.L35]+[.$B$3]" office:value-type="float" office:value="2.0903225" calcext:value-type="float">
            <text:p>2,0903225</text:p>
          </table:table-cell>
          <table:table-cell table:formula="of:=IF(ABS([.O3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IF([.O35]*[.M35]&gt;0;[.L35];[.J35])" office:value-type="float" office:value="1.5" calcext:value-type="float">
            <text:p>1,5</text:p>
          </table:table-cell>
          <table:table-cell table:formula="of:=IF([.O35]*[.N35]&gt;0;[.L35];[.K35])" office:value-type="float" office:value="1.5" calcext:value-type="float">
            <text:p>1,5</text:p>
          </table:table-cell>
          <table:table-cell table:formula="of:=([.J36]+[.K36])/2" office:value-type="float" office:value="1.5" calcext:value-type="float">
            <text:p>1,5</text:p>
          </table:table-cell>
          <table:table-cell table:formula="of:=[.$E$3]*[.J36]^3+[.$D$3]*[.J36]^2+[.$C$3]*[.J36]+[.$B$3]" office:value-type="float" office:value="2.0903225" calcext:value-type="float">
            <text:p>2,0903225</text:p>
          </table:table-cell>
          <table:table-cell table:formula="of:=[.$E$3]*[.K36]^3+[.$D$3]*[.K36]^2+[.$C$3]*[.K36]+[.$B$3]" office:value-type="float" office:value="2.0903225" calcext:value-type="float">
            <text:p>2,0903225</text:p>
          </table:table-cell>
          <table:table-cell table:formula="of:=[.$E$3]*[.L36]^3+[.$D$3]*[.L36]^2+[.$C$3]*[.L36]+[.$B$3]" office:value-type="float" office:value="2.0903225" calcext:value-type="float">
            <text:p>2,0903225</text:p>
          </table:table-cell>
          <table:table-cell table:formula="of:=IF(ABS([.O3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IF([.O36]*[.M36]&gt;0;[.L36];[.J36])" office:value-type="float" office:value="1.5" calcext:value-type="float">
            <text:p>1,5</text:p>
          </table:table-cell>
          <table:table-cell table:formula="of:=IF([.O36]*[.N36]&gt;0;[.L36];[.K36])" office:value-type="float" office:value="1.5" calcext:value-type="float">
            <text:p>1,5</text:p>
          </table:table-cell>
          <table:table-cell table:formula="of:=([.J37]+[.K37])/2" office:value-type="float" office:value="1.5" calcext:value-type="float">
            <text:p>1,5</text:p>
          </table:table-cell>
          <table:table-cell table:formula="of:=[.$E$3]*[.J37]^3+[.$D$3]*[.J37]^2+[.$C$3]*[.J37]+[.$B$3]" office:value-type="float" office:value="2.0903225" calcext:value-type="float">
            <text:p>2,0903225</text:p>
          </table:table-cell>
          <table:table-cell table:formula="of:=[.$E$3]*[.K37]^3+[.$D$3]*[.K37]^2+[.$C$3]*[.K37]+[.$B$3]" office:value-type="float" office:value="2.0903225" calcext:value-type="float">
            <text:p>2,0903225</text:p>
          </table:table-cell>
          <table:table-cell table:formula="of:=[.$E$3]*[.L37]^3+[.$D$3]*[.L37]^2+[.$C$3]*[.L37]+[.$B$3]" office:value-type="float" office:value="2.0903225" calcext:value-type="float">
            <text:p>2,0903225</text:p>
          </table:table-cell>
          <table:table-cell table:formula="of:=IF(ABS([.O3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IF([.O37]*[.M37]&gt;0;[.L37];[.J37])" office:value-type="float" office:value="1.5" calcext:value-type="float">
            <text:p>1,5</text:p>
          </table:table-cell>
          <table:table-cell table:formula="of:=IF([.O37]*[.N37]&gt;0;[.L37];[.K37])" office:value-type="float" office:value="1.5" calcext:value-type="float">
            <text:p>1,5</text:p>
          </table:table-cell>
          <table:table-cell table:formula="of:=([.J38]+[.K38])/2" office:value-type="float" office:value="1.5" calcext:value-type="float">
            <text:p>1,5</text:p>
          </table:table-cell>
          <table:table-cell table:formula="of:=[.$E$3]*[.J38]^3+[.$D$3]*[.J38]^2+[.$C$3]*[.J38]+[.$B$3]" office:value-type="float" office:value="2.0903225" calcext:value-type="float">
            <text:p>2,0903225</text:p>
          </table:table-cell>
          <table:table-cell table:formula="of:=[.$E$3]*[.K38]^3+[.$D$3]*[.K38]^2+[.$C$3]*[.K38]+[.$B$3]" office:value-type="float" office:value="2.0903225" calcext:value-type="float">
            <text:p>2,0903225</text:p>
          </table:table-cell>
          <table:table-cell table:formula="of:=[.$E$3]*[.L38]^3+[.$D$3]*[.L38]^2+[.$C$3]*[.L38]+[.$B$3]" office:value-type="float" office:value="2.0903225" calcext:value-type="float">
            <text:p>2,0903225</text:p>
          </table:table-cell>
          <table:table-cell table:formula="of:=IF(ABS([.O3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IF([.O38]*[.M38]&gt;0;[.L38];[.J38])" office:value-type="float" office:value="1.5" calcext:value-type="float">
            <text:p>1,5</text:p>
          </table:table-cell>
          <table:table-cell table:formula="of:=IF([.O38]*[.N38]&gt;0;[.L38];[.K38])" office:value-type="float" office:value="1.5" calcext:value-type="float">
            <text:p>1,5</text:p>
          </table:table-cell>
          <table:table-cell table:formula="of:=([.J39]+[.K39])/2" office:value-type="float" office:value="1.5" calcext:value-type="float">
            <text:p>1,5</text:p>
          </table:table-cell>
          <table:table-cell table:formula="of:=[.$E$3]*[.J39]^3+[.$D$3]*[.J39]^2+[.$C$3]*[.J39]+[.$B$3]" office:value-type="float" office:value="2.0903225" calcext:value-type="float">
            <text:p>2,0903225</text:p>
          </table:table-cell>
          <table:table-cell table:formula="of:=[.$E$3]*[.K39]^3+[.$D$3]*[.K39]^2+[.$C$3]*[.K39]+[.$B$3]" office:value-type="float" office:value="2.0903225" calcext:value-type="float">
            <text:p>2,0903225</text:p>
          </table:table-cell>
          <table:table-cell table:formula="of:=[.$E$3]*[.L39]^3+[.$D$3]*[.L39]^2+[.$C$3]*[.L39]+[.$B$3]" office:value-type="float" office:value="2.0903225" calcext:value-type="float">
            <text:p>2,0903225</text:p>
          </table:table-cell>
          <table:table-cell table:formula="of:=IF(ABS([.O39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IF([.O39]*[.M39]&gt;0;[.L39];[.J39])" office:value-type="float" office:value="1.5" calcext:value-type="float">
            <text:p>1,5</text:p>
          </table:table-cell>
          <table:table-cell table:formula="of:=IF([.O39]*[.N39]&gt;0;[.L39];[.K39])" office:value-type="float" office:value="1.5" calcext:value-type="float">
            <text:p>1,5</text:p>
          </table:table-cell>
          <table:table-cell table:formula="of:=([.J40]+[.K40])/2" office:value-type="float" office:value="1.5" calcext:value-type="float">
            <text:p>1,5</text:p>
          </table:table-cell>
          <table:table-cell table:formula="of:=[.$E$3]*[.J40]^3+[.$D$3]*[.J40]^2+[.$C$3]*[.J40]+[.$B$3]" office:value-type="float" office:value="2.0903225" calcext:value-type="float">
            <text:p>2,0903225</text:p>
          </table:table-cell>
          <table:table-cell table:formula="of:=[.$E$3]*[.K40]^3+[.$D$3]*[.K40]^2+[.$C$3]*[.K40]+[.$B$3]" office:value-type="float" office:value="2.0903225" calcext:value-type="float">
            <text:p>2,0903225</text:p>
          </table:table-cell>
          <table:table-cell table:formula="of:=[.$E$3]*[.L40]^3+[.$D$3]*[.L40]^2+[.$C$3]*[.L40]+[.$B$3]" office:value-type="float" office:value="2.0903225" calcext:value-type="float">
            <text:p>2,0903225</text:p>
          </table:table-cell>
          <table:table-cell table:formula="of:=IF(ABS([.O40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IF([.O40]*[.M40]&gt;0;[.L40];[.J40])" office:value-type="float" office:value="1.5" calcext:value-type="float">
            <text:p>1,5</text:p>
          </table:table-cell>
          <table:table-cell table:formula="of:=IF([.O40]*[.N40]&gt;0;[.L40];[.K40])" office:value-type="float" office:value="1.5" calcext:value-type="float">
            <text:p>1,5</text:p>
          </table:table-cell>
          <table:table-cell table:formula="of:=([.J41]+[.K41])/2" office:value-type="float" office:value="1.5" calcext:value-type="float">
            <text:p>1,5</text:p>
          </table:table-cell>
          <table:table-cell table:formula="of:=[.$E$3]*[.J41]^3+[.$D$3]*[.J41]^2+[.$C$3]*[.J41]+[.$B$3]" office:value-type="float" office:value="2.0903225" calcext:value-type="float">
            <text:p>2,0903225</text:p>
          </table:table-cell>
          <table:table-cell table:formula="of:=[.$E$3]*[.K41]^3+[.$D$3]*[.K41]^2+[.$C$3]*[.K41]+[.$B$3]" office:value-type="float" office:value="2.0903225" calcext:value-type="float">
            <text:p>2,0903225</text:p>
          </table:table-cell>
          <table:table-cell table:formula="of:=[.$E$3]*[.L41]^3+[.$D$3]*[.L41]^2+[.$C$3]*[.L41]+[.$B$3]" office:value-type="float" office:value="2.0903225" calcext:value-type="float">
            <text:p>2,0903225</text:p>
          </table:table-cell>
          <table:table-cell table:formula="of:=IF(ABS([.O41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IF([.O41]*[.M41]&gt;0;[.L41];[.J41])" office:value-type="float" office:value="1.5" calcext:value-type="float">
            <text:p>1,5</text:p>
          </table:table-cell>
          <table:table-cell table:formula="of:=IF([.O41]*[.N41]&gt;0;[.L41];[.K41])" office:value-type="float" office:value="1.5" calcext:value-type="float">
            <text:p>1,5</text:p>
          </table:table-cell>
          <table:table-cell table:formula="of:=([.J42]+[.K42])/2" office:value-type="float" office:value="1.5" calcext:value-type="float">
            <text:p>1,5</text:p>
          </table:table-cell>
          <table:table-cell table:formula="of:=[.$E$3]*[.J42]^3+[.$D$3]*[.J42]^2+[.$C$3]*[.J42]+[.$B$3]" office:value-type="float" office:value="2.0903225" calcext:value-type="float">
            <text:p>2,0903225</text:p>
          </table:table-cell>
          <table:table-cell table:formula="of:=[.$E$3]*[.K42]^3+[.$D$3]*[.K42]^2+[.$C$3]*[.K42]+[.$B$3]" office:value-type="float" office:value="2.0903225" calcext:value-type="float">
            <text:p>2,0903225</text:p>
          </table:table-cell>
          <table:table-cell table:formula="of:=[.$E$3]*[.L42]^3+[.$D$3]*[.L42]^2+[.$C$3]*[.L42]+[.$B$3]" office:value-type="float" office:value="2.0903225" calcext:value-type="float">
            <text:p>2,0903225</text:p>
          </table:table-cell>
          <table:table-cell table:formula="of:=IF(ABS([.O4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IF([.O42]*[.M42]&gt;0;[.L42];[.J42])" office:value-type="float" office:value="1.5" calcext:value-type="float">
            <text:p>1,5</text:p>
          </table:table-cell>
          <table:table-cell table:formula="of:=IF([.O42]*[.N42]&gt;0;[.L42];[.K42])" office:value-type="float" office:value="1.5" calcext:value-type="float">
            <text:p>1,5</text:p>
          </table:table-cell>
          <table:table-cell table:formula="of:=([.J43]+[.K43])/2" office:value-type="float" office:value="1.5" calcext:value-type="float">
            <text:p>1,5</text:p>
          </table:table-cell>
          <table:table-cell table:formula="of:=[.$E$3]*[.J43]^3+[.$D$3]*[.J43]^2+[.$C$3]*[.J43]+[.$B$3]" office:value-type="float" office:value="2.0903225" calcext:value-type="float">
            <text:p>2,0903225</text:p>
          </table:table-cell>
          <table:table-cell table:formula="of:=[.$E$3]*[.K43]^3+[.$D$3]*[.K43]^2+[.$C$3]*[.K43]+[.$B$3]" office:value-type="float" office:value="2.0903225" calcext:value-type="float">
            <text:p>2,0903225</text:p>
          </table:table-cell>
          <table:table-cell table:formula="of:=[.$E$3]*[.L43]^3+[.$D$3]*[.L43]^2+[.$C$3]*[.L43]+[.$B$3]" office:value-type="float" office:value="2.0903225" calcext:value-type="float">
            <text:p>2,0903225</text:p>
          </table:table-cell>
          <table:table-cell table:formula="of:=IF(ABS([.O4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IF([.O43]*[.M43]&gt;0;[.L43];[.J43])" office:value-type="float" office:value="1.5" calcext:value-type="float">
            <text:p>1,5</text:p>
          </table:table-cell>
          <table:table-cell table:formula="of:=IF([.O43]*[.N43]&gt;0;[.L43];[.K43])" office:value-type="float" office:value="1.5" calcext:value-type="float">
            <text:p>1,5</text:p>
          </table:table-cell>
          <table:table-cell table:formula="of:=([.J44]+[.K44])/2" office:value-type="float" office:value="1.5" calcext:value-type="float">
            <text:p>1,5</text:p>
          </table:table-cell>
          <table:table-cell table:formula="of:=[.$E$3]*[.J44]^3+[.$D$3]*[.J44]^2+[.$C$3]*[.J44]+[.$B$3]" office:value-type="float" office:value="2.0903225" calcext:value-type="float">
            <text:p>2,0903225</text:p>
          </table:table-cell>
          <table:table-cell table:formula="of:=[.$E$3]*[.K44]^3+[.$D$3]*[.K44]^2+[.$C$3]*[.K44]+[.$B$3]" office:value-type="float" office:value="2.0903225" calcext:value-type="float">
            <text:p>2,0903225</text:p>
          </table:table-cell>
          <table:table-cell table:formula="of:=[.$E$3]*[.L44]^3+[.$D$3]*[.L44]^2+[.$C$3]*[.L44]+[.$B$3]" office:value-type="float" office:value="2.0903225" calcext:value-type="float">
            <text:p>2,0903225</text:p>
          </table:table-cell>
          <table:table-cell table:formula="of:=IF(ABS([.O4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IF([.O44]*[.M44]&gt;0;[.L44];[.J44])" office:value-type="float" office:value="1.5" calcext:value-type="float">
            <text:p>1,5</text:p>
          </table:table-cell>
          <table:table-cell table:formula="of:=IF([.O44]*[.N44]&gt;0;[.L44];[.K44])" office:value-type="float" office:value="1.5" calcext:value-type="float">
            <text:p>1,5</text:p>
          </table:table-cell>
          <table:table-cell table:formula="of:=([.J45]+[.K45])/2" office:value-type="float" office:value="1.5" calcext:value-type="float">
            <text:p>1,5</text:p>
          </table:table-cell>
          <table:table-cell table:formula="of:=[.$E$3]*[.J45]^3+[.$D$3]*[.J45]^2+[.$C$3]*[.J45]+[.$B$3]" office:value-type="float" office:value="2.0903225" calcext:value-type="float">
            <text:p>2,0903225</text:p>
          </table:table-cell>
          <table:table-cell table:formula="of:=[.$E$3]*[.K45]^3+[.$D$3]*[.K45]^2+[.$C$3]*[.K45]+[.$B$3]" office:value-type="float" office:value="2.0903225" calcext:value-type="float">
            <text:p>2,0903225</text:p>
          </table:table-cell>
          <table:table-cell table:formula="of:=[.$E$3]*[.L45]^3+[.$D$3]*[.L45]^2+[.$C$3]*[.L45]+[.$B$3]" office:value-type="float" office:value="2.0903225" calcext:value-type="float">
            <text:p>2,0903225</text:p>
          </table:table-cell>
          <table:table-cell table:formula="of:=IF(ABS([.O4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IF([.O45]*[.M45]&gt;0;[.L45];[.J45])" office:value-type="float" office:value="1.5" calcext:value-type="float">
            <text:p>1,5</text:p>
          </table:table-cell>
          <table:table-cell table:formula="of:=IF([.O45]*[.N45]&gt;0;[.L45];[.K45])" office:value-type="float" office:value="1.5" calcext:value-type="float">
            <text:p>1,5</text:p>
          </table:table-cell>
          <table:table-cell table:style-name="ce1" table:formula="of:=([.J46]+[.K46])/2" office:value-type="float" office:value="1.5" calcext:value-type="float">
            <text:p>1,5</text:p>
          </table:table-cell>
          <table:table-cell table:formula="of:=[.$E$3]*[.J46]^3+[.$D$3]*[.J46]^2+[.$C$3]*[.J46]+[.$B$3]" office:value-type="float" office:value="2.0903225" calcext:value-type="float">
            <text:p>2,0903225</text:p>
          </table:table-cell>
          <table:table-cell table:formula="of:=[.$E$3]*[.K46]^3+[.$D$3]*[.K46]^2+[.$C$3]*[.K46]+[.$B$3]" office:value-type="float" office:value="2.0903225" calcext:value-type="float">
            <text:p>2,0903225</text:p>
          </table:table-cell>
          <table:table-cell table:formula="of:=[.$E$3]*[.L46]^3+[.$D$3]*[.L46]^2+[.$C$3]*[.L46]+[.$B$3]" office:value-type="float" office:value="2.0903225" calcext:value-type="float">
            <text:p>2,0903225</text:p>
          </table:table-cell>
          <table:table-cell table:formula="of:=IF(ABS([.O4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3(a)</text:p>
          </table:table-cell>
          <table:table-cell table:style-name="ce2" office:value-type="string" calcext:value-type="string">
            <text:p>f3(b)</text:p>
          </table:table-cell>
          <table:table-cell table:style-name="ce2" office:value-type="string" calcext:value-type="string">
            <text:p>f3(x)</text:p>
          </table:table-cell>
          <table:table-cell table:style-name="ce2" office:value-type="string" calcext:value-type="string">
            <text:p>czy już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3" calcext:value-type="float">
            <text:p>3</text:p>
          </table:table-cell>
          <table:table-cell table:formula="of:=([.J49]+[.K49])/2" office:value-type="float" office:value="2.5" calcext:value-type="float">
            <text:p>2,5</text:p>
          </table:table-cell>
          <table:table-cell table:formula="of:=[.$E$4]*[.J49]^3+[.$D$4]*[.J49]^2+[.$C$4]*[.J49]+[.$B$4]" office:value-type="float" office:value="1.99997" calcext:value-type="float">
            <text:p>1,99997</text:p>
          </table:table-cell>
          <table:table-cell table:formula="of:=[.$E$4]*[.K49]^3+[.$D$4]*[.K49]^2+[.$C$4]*[.K49]+[.$B$4]" office:value-type="float" office:value="-1.00008999999999" calcext:value-type="float">
            <text:p>-1,00008999999999</text:p>
          </table:table-cell>
          <table:table-cell table:formula="of:=[.$E$4]*[.L49]^3+[.$D$4]*[.L49]^2+[.$C$4]*[.L49]+[.$B$4]" office:value-type="float" office:value="0.0854724999999945" calcext:value-type="float">
            <text:p>0,085472499999995</text:p>
          </table:table-cell>
          <table:table-cell table:formula="of:=IF(ABS([.O49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IF([.O49]*[.M49]&gt;0;[.L49];[.J49])" office:value-type="float" office:value="2.5" calcext:value-type="float">
            <text:p>2,5</text:p>
          </table:table-cell>
          <table:table-cell table:formula="of:=IF([.O49]*[.N49]&gt;0;[.L49];[.K49])" office:value-type="float" office:value="3" calcext:value-type="float">
            <text:p>3</text:p>
          </table:table-cell>
          <table:table-cell table:formula="of:=([.J50]+[.K50])/2" office:value-type="float" office:value="2.75" calcext:value-type="float">
            <text:p>2,75</text:p>
          </table:table-cell>
          <table:table-cell table:formula="of:=[.$E$4]*[.J50]^3+[.$D$4]*[.J50]^2+[.$C$4]*[.J50]+[.$B$4]" office:value-type="float" office:value="0.0854724999999945" calcext:value-type="float">
            <text:p>0,085472499999995</text:p>
          </table:table-cell>
          <table:table-cell table:formula="of:=[.$E$4]*[.K50]^3+[.$D$4]*[.K50]^2+[.$C$4]*[.K50]+[.$B$4]" office:value-type="float" office:value="-1.00008999999999" calcext:value-type="float">
            <text:p>-1,00008999999999</text:p>
          </table:table-cell>
          <table:table-cell table:formula="of:=[.$E$4]*[.L50]^3+[.$D$4]*[.L50]^2+[.$C$4]*[.L50]+[.$B$4]" office:value-type="float" office:value="-0.778254999999987" calcext:value-type="float">
            <text:p>-0,778254999999987</text:p>
          </table:table-cell>
          <table:table-cell table:formula="of:=IF(ABS([.O50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IF([.O50]*[.M50]&gt;0;[.L50];[.J50])" office:value-type="float" office:value="2.5" calcext:value-type="float">
            <text:p>2,5</text:p>
          </table:table-cell>
          <table:table-cell table:formula="of:=IF([.O50]*[.N50]&gt;0;[.L50];[.K50])" office:value-type="float" office:value="2.75" calcext:value-type="float">
            <text:p>2,75</text:p>
          </table:table-cell>
          <table:table-cell table:formula="of:=([.J51]+[.K51])/2" office:value-type="float" office:value="2.625" calcext:value-type="float">
            <text:p>2,625</text:p>
          </table:table-cell>
          <table:table-cell table:formula="of:=[.$E$4]*[.J51]^3+[.$D$4]*[.J51]^2+[.$C$4]*[.J51]+[.$B$4]" office:value-type="float" office:value="0.0854724999999945" calcext:value-type="float">
            <text:p>0,085472499999995</text:p>
          </table:table-cell>
          <table:table-cell table:formula="of:=[.$E$4]*[.K51]^3+[.$D$4]*[.K51]^2+[.$C$4]*[.K51]+[.$B$4]" office:value-type="float" office:value="-0.778254999999987" calcext:value-type="float">
            <text:p>-0,778254999999987</text:p>
          </table:table-cell>
          <table:table-cell table:formula="of:=[.$E$4]*[.L51]^3+[.$D$4]*[.L51]^2+[.$C$4]*[.L51]+[.$B$4]" office:value-type="float" office:value="-0.399461640624978" calcext:value-type="float">
            <text:p>-0,399461640624978</text:p>
          </table:table-cell>
          <table:table-cell table:formula="of:=IF(ABS([.O51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IF([.O51]*[.M51]&gt;0;[.L51];[.J51])" office:value-type="float" office:value="2.5" calcext:value-type="float">
            <text:p>2,5</text:p>
          </table:table-cell>
          <table:table-cell table:formula="of:=IF([.O51]*[.N51]&gt;0;[.L51];[.K51])" office:value-type="float" office:value="2.625" calcext:value-type="float">
            <text:p>2,625</text:p>
          </table:table-cell>
          <table:table-cell table:formula="of:=([.J52]+[.K52])/2" office:value-type="float" office:value="2.5625" calcext:value-type="float">
            <text:p>2,5625</text:p>
          </table:table-cell>
          <table:table-cell table:formula="of:=[.$E$4]*[.J52]^3+[.$D$4]*[.J52]^2+[.$C$4]*[.J52]+[.$B$4]" office:value-type="float" office:value="0.0854724999999945" calcext:value-type="float">
            <text:p>0,085472499999995</text:p>
          </table:table-cell>
          <table:table-cell table:formula="of:=[.$E$4]*[.K52]^3+[.$D$4]*[.K52]^2+[.$C$4]*[.K52]+[.$B$4]" office:value-type="float" office:value="-0.399461640624978" calcext:value-type="float">
            <text:p>-0,399461640624978</text:p>
          </table:table-cell>
          <table:table-cell table:formula="of:=[.$E$4]*[.L52]^3+[.$D$4]*[.L52]^2+[.$C$4]*[.L52]+[.$B$4]" office:value-type="float" office:value="-0.166866396484338" calcext:value-type="float">
            <text:p>-0,166866396484338</text:p>
          </table:table-cell>
          <table:table-cell table:formula="of:=IF(ABS([.O5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IF([.O52]*[.M52]&gt;0;[.L52];[.J52])" office:value-type="float" office:value="2.5" calcext:value-type="float">
            <text:p>2,5</text:p>
          </table:table-cell>
          <table:table-cell table:formula="of:=IF([.O52]*[.N52]&gt;0;[.L52];[.K52])" office:value-type="float" office:value="2.5625" calcext:value-type="float">
            <text:p>2,5625</text:p>
          </table:table-cell>
          <table:table-cell table:formula="of:=([.J53]+[.K53])/2" office:value-type="float" office:value="2.53125" calcext:value-type="float">
            <text:p>2,53125</text:p>
          </table:table-cell>
          <table:table-cell table:formula="of:=[.$E$4]*[.J53]^3+[.$D$4]*[.J53]^2+[.$C$4]*[.J53]+[.$B$4]" office:value-type="float" office:value="0.0854724999999945" calcext:value-type="float">
            <text:p>0,085472499999995</text:p>
          </table:table-cell>
          <table:table-cell table:formula="of:=[.$E$4]*[.K53]^3+[.$D$4]*[.K53]^2+[.$C$4]*[.K53]+[.$B$4]" office:value-type="float" office:value="-0.166866396484338" calcext:value-type="float">
            <text:p>-0,166866396484338</text:p>
          </table:table-cell>
          <table:table-cell table:formula="of:=[.$E$4]*[.L53]^3+[.$D$4]*[.L53]^2+[.$C$4]*[.L53]+[.$B$4]" office:value-type="float" office:value="-0.0427404333496071" calcext:value-type="float">
            <text:p>-0,042740433349607</text:p>
          </table:table-cell>
          <table:table-cell table:formula="of:=IF(ABS([.O5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IF([.O53]*[.M53]&gt;0;[.L53];[.J53])" office:value-type="float" office:value="2.5" calcext:value-type="float">
            <text:p>2,5</text:p>
          </table:table-cell>
          <table:table-cell table:formula="of:=IF([.O53]*[.N53]&gt;0;[.L53];[.K53])" office:value-type="float" office:value="2.53125" calcext:value-type="float">
            <text:p>2,53125</text:p>
          </table:table-cell>
          <table:table-cell table:formula="of:=([.J54]+[.K54])/2" office:value-type="float" office:value="2.515625" calcext:value-type="float">
            <text:p>2,515625</text:p>
          </table:table-cell>
          <table:table-cell table:formula="of:=[.$E$4]*[.J54]^3+[.$D$4]*[.J54]^2+[.$C$4]*[.J54]+[.$B$4]" office:value-type="float" office:value="0.0854724999999945" calcext:value-type="float">
            <text:p>0,085472499999995</text:p>
          </table:table-cell>
          <table:table-cell table:formula="of:=[.$E$4]*[.K54]^3+[.$D$4]*[.K54]^2+[.$C$4]*[.K54]+[.$B$4]" office:value-type="float" office:value="-0.0427404333496071" calcext:value-type="float">
            <text:p>-0,042740433349607</text:p>
          </table:table-cell>
          <table:table-cell table:formula="of:=[.$E$4]*[.L54]^3+[.$D$4]*[.L54]^2+[.$C$4]*[.L54]+[.$B$4]" office:value-type="float" office:value="0.0209082209777733" calcext:value-type="float">
            <text:p>0,020908220977773</text:p>
          </table:table-cell>
          <table:table-cell table:formula="of:=IF(ABS([.O5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IF([.O54]*[.M54]&gt;0;[.L54];[.J54])" office:value-type="float" office:value="2.515625" calcext:value-type="float">
            <text:p>2,515625</text:p>
          </table:table-cell>
          <table:table-cell table:formula="of:=IF([.O54]*[.N54]&gt;0;[.L54];[.K54])" office:value-type="float" office:value="2.53125" calcext:value-type="float">
            <text:p>2,53125</text:p>
          </table:table-cell>
          <table:table-cell table:formula="of:=([.J55]+[.K55])/2" office:value-type="float" office:value="2.5234375" calcext:value-type="float">
            <text:p>2,5234375</text:p>
          </table:table-cell>
          <table:table-cell table:formula="of:=[.$E$4]*[.J55]^3+[.$D$4]*[.J55]^2+[.$C$4]*[.J55]+[.$B$4]" office:value-type="float" office:value="0.0209082209777733" calcext:value-type="float">
            <text:p>0,020908220977773</text:p>
          </table:table-cell>
          <table:table-cell table:formula="of:=[.$E$4]*[.K55]^3+[.$D$4]*[.K55]^2+[.$C$4]*[.K55]+[.$B$4]" office:value-type="float" office:value="-0.0427404333496071" calcext:value-type="float">
            <text:p>-0,042740433349607</text:p>
          </table:table-cell>
          <table:table-cell table:formula="of:=[.$E$4]*[.L55]^3+[.$D$4]*[.L55]^2+[.$C$4]*[.L55]+[.$B$4]" office:value-type="float" office:value="-0.0110371916389482" calcext:value-type="float">
            <text:p>-0,011037191638948</text:p>
          </table:table-cell>
          <table:table-cell table:formula="of:=IF(ABS([.O5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IF([.O55]*[.M55]&gt;0;[.L55];[.J55])" office:value-type="float" office:value="2.515625" calcext:value-type="float">
            <text:p>2,515625</text:p>
          </table:table-cell>
          <table:table-cell table:formula="of:=IF([.O55]*[.N55]&gt;0;[.L55];[.K55])" office:value-type="float" office:value="2.5234375" calcext:value-type="float">
            <text:p>2,5234375</text:p>
          </table:table-cell>
          <table:table-cell table:formula="of:=([.J56]+[.K56])/2" office:value-type="float" office:value="2.51953125" calcext:value-type="float">
            <text:p>2,51953125</text:p>
          </table:table-cell>
          <table:table-cell table:formula="of:=[.$E$4]*[.J56]^3+[.$D$4]*[.J56]^2+[.$C$4]*[.J56]+[.$B$4]" office:value-type="float" office:value="0.0209082209777733" calcext:value-type="float">
            <text:p>0,020908220977773</text:p>
          </table:table-cell>
          <table:table-cell table:formula="of:=[.$E$4]*[.K56]^3+[.$D$4]*[.K56]^2+[.$C$4]*[.K56]+[.$B$4]" office:value-type="float" office:value="-0.0110371916389482" calcext:value-type="float">
            <text:p>-0,011037191638948</text:p>
          </table:table-cell>
          <table:table-cell table:formula="of:=[.$E$4]*[.L56]^3+[.$D$4]*[.L56]^2+[.$C$4]*[.L56]+[.$B$4]" office:value-type="float" office:value="0.00490607235194318" calcext:value-type="float">
            <text:p>0,004906072351943</text:p>
          </table:table-cell>
          <table:table-cell table:formula="of:=IF(ABS([.O5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IF([.O56]*[.M56]&gt;0;[.L56];[.J56])" office:value-type="float" office:value="2.51953125" calcext:value-type="float">
            <text:p>2,51953125</text:p>
          </table:table-cell>
          <table:table-cell table:formula="of:=IF([.O56]*[.N56]&gt;0;[.L56];[.K56])" office:value-type="float" office:value="2.5234375" calcext:value-type="float">
            <text:p>2,5234375</text:p>
          </table:table-cell>
          <table:table-cell table:formula="of:=([.J57]+[.K57])/2" office:value-type="float" office:value="2.521484375" calcext:value-type="float">
            <text:p>2,521484375</text:p>
          </table:table-cell>
          <table:table-cell table:formula="of:=[.$E$4]*[.J57]^3+[.$D$4]*[.J57]^2+[.$C$4]*[.J57]+[.$B$4]" office:value-type="float" office:value="0.00490607235194318" calcext:value-type="float">
            <text:p>0,004906072351943</text:p>
          </table:table-cell>
          <table:table-cell table:formula="of:=[.$E$4]*[.K57]^3+[.$D$4]*[.K57]^2+[.$C$4]*[.K57]+[.$B$4]" office:value-type="float" office:value="-0.0110371916389482" calcext:value-type="float">
            <text:p>-0,011037191638948</text:p>
          </table:table-cell>
          <table:table-cell table:formula="of:=[.$E$4]*[.L57]^3+[.$D$4]*[.L57]^2+[.$C$4]*[.L57]+[.$B$4]" office:value-type="float" office:value="-0.0030730238535881" calcext:value-type="float">
            <text:p>-0,003073023853588</text:p>
          </table:table-cell>
          <table:table-cell table:formula="of:=IF(ABS([.O5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IF([.O57]*[.M57]&gt;0;[.L57];[.J57])" office:value-type="float" office:value="2.51953125" calcext:value-type="float">
            <text:p>2,51953125</text:p>
          </table:table-cell>
          <table:table-cell table:formula="of:=IF([.O57]*[.N57]&gt;0;[.L57];[.K57])" office:value-type="float" office:value="2.521484375" calcext:value-type="float">
            <text:p>2,521484375</text:p>
          </table:table-cell>
          <table:table-cell table:formula="of:=([.J58]+[.K58])/2" office:value-type="float" office:value="2.5205078125" calcext:value-type="float">
            <text:p>2,5205078125</text:p>
          </table:table-cell>
          <table:table-cell table:formula="of:=[.$E$4]*[.J58]^3+[.$D$4]*[.J58]^2+[.$C$4]*[.J58]+[.$B$4]" office:value-type="float" office:value="0.00490607235194318" calcext:value-type="float">
            <text:p>0,004906072351943</text:p>
          </table:table-cell>
          <table:table-cell table:formula="of:=[.$E$4]*[.K58]^3+[.$D$4]*[.K58]^2+[.$C$4]*[.K58]+[.$B$4]" office:value-type="float" office:value="-0.0030730238535881" calcext:value-type="float">
            <text:p>-0,003073023853588</text:p>
          </table:table-cell>
          <table:table-cell table:formula="of:=[.$E$4]*[.L58]^3+[.$D$4]*[.L58]^2+[.$C$4]*[.L58]+[.$B$4]" office:value-type="float" office:value="0.000914671150482604" calcext:value-type="float">
            <text:p>0,000914671150483</text:p>
          </table:table-cell>
          <table:table-cell table:formula="of:=IF(ABS([.O5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IF([.O58]*[.M58]&gt;0;[.L58];[.J58])" office:value-type="float" office:value="2.5205078125" calcext:value-type="float">
            <text:p>2,5205078125</text:p>
          </table:table-cell>
          <table:table-cell table:formula="of:=IF([.O58]*[.N58]&gt;0;[.L58];[.K58])" office:value-type="float" office:value="2.521484375" calcext:value-type="float">
            <text:p>2,521484375</text:p>
          </table:table-cell>
          <table:table-cell table:formula="of:=([.J59]+[.K59])/2" office:value-type="float" office:value="2.52099609375" calcext:value-type="float">
            <text:p>2,52099609375</text:p>
          </table:table-cell>
          <table:table-cell table:formula="of:=[.$E$4]*[.J59]^3+[.$D$4]*[.J59]^2+[.$C$4]*[.J59]+[.$B$4]" office:value-type="float" office:value="0.000914671150482604" calcext:value-type="float">
            <text:p>0,000914671150483</text:p>
          </table:table-cell>
          <table:table-cell table:formula="of:=[.$E$4]*[.K59]^3+[.$D$4]*[.K59]^2+[.$C$4]*[.K59]+[.$B$4]" office:value-type="float" office:value="-0.0030730238535881" calcext:value-type="float">
            <text:p>-0,003073023853588</text:p>
          </table:table-cell>
          <table:table-cell table:formula="of:=[.$E$4]*[.L59]^3+[.$D$4]*[.L59]^2+[.$C$4]*[.L59]+[.$B$4]" office:value-type="float" office:value="-0.00107964124548232" calcext:value-type="float">
            <text:p>-0,001079641245482</text:p>
          </table:table-cell>
          <table:table-cell table:formula="of:=IF(ABS([.O59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IF([.O59]*[.M59]&gt;0;[.L59];[.J59])" office:value-type="float" office:value="2.5205078125" calcext:value-type="float">
            <text:p>2,5205078125</text:p>
          </table:table-cell>
          <table:table-cell table:formula="of:=IF([.O59]*[.N59]&gt;0;[.L59];[.K59])" office:value-type="float" office:value="2.52099609375" calcext:value-type="float">
            <text:p>2,52099609375</text:p>
          </table:table-cell>
          <table:table-cell table:formula="of:=([.J60]+[.K60])/2" office:value-type="float" office:value="2.520751953125" calcext:value-type="float">
            <text:p>2,520751953125</text:p>
          </table:table-cell>
          <table:table-cell table:formula="of:=[.$E$4]*[.J60]^3+[.$D$4]*[.J60]^2+[.$C$4]*[.J60]+[.$B$4]" office:value-type="float" office:value="0.000914671150482604" calcext:value-type="float">
            <text:p>0,000914671150483</text:p>
          </table:table-cell>
          <table:table-cell table:formula="of:=[.$E$4]*[.K60]^3+[.$D$4]*[.K60]^2+[.$C$4]*[.K60]+[.$B$4]" office:value-type="float" office:value="-0.00107964124548232" calcext:value-type="float">
            <text:p>-0,001079641245482</text:p>
          </table:table-cell>
          <table:table-cell table:formula="of:=[.$E$4]*[.L60]^3+[.$D$4]*[.L60]^2+[.$C$4]*[.L60]+[.$B$4]" office:value-type="float" office:value="-0.0000826010685415213" calcext:value-type="float">
            <text:p>-8,26010685415213E-05</text:p>
          </table:table-cell>
          <table:table-cell table:formula="of:=IF(ABS([.O60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IF([.O60]*[.M60]&gt;0;[.L60];[.J60])" office:value-type="float" office:value="2.5205078125" calcext:value-type="float">
            <text:p>2,5205078125</text:p>
          </table:table-cell>
          <table:table-cell table:formula="of:=IF([.O60]*[.N60]&gt;0;[.L60];[.K60])" office:value-type="float" office:value="2.520751953125" calcext:value-type="float">
            <text:p>2,520751953125</text:p>
          </table:table-cell>
          <table:table-cell table:formula="of:=([.J61]+[.K61])/2" office:value-type="float" office:value="2.5206298828125" calcext:value-type="float">
            <text:p>2,5206298828125</text:p>
          </table:table-cell>
          <table:table-cell table:formula="of:=[.$E$4]*[.J61]^3+[.$D$4]*[.J61]^2+[.$C$4]*[.J61]+[.$B$4]" office:value-type="float" office:value="0.000914671150482604" calcext:value-type="float">
            <text:p>0,000914671150483</text:p>
          </table:table-cell>
          <table:table-cell table:formula="of:=[.$E$4]*[.K61]^3+[.$D$4]*[.K61]^2+[.$C$4]*[.K61]+[.$B$4]" office:value-type="float" office:value="-0.0000826010685415213" calcext:value-type="float">
            <text:p>-8,26010685415213E-05</text:p>
          </table:table-cell>
          <table:table-cell table:formula="of:=[.$E$4]*[.L61]^3+[.$D$4]*[.L61]^2+[.$C$4]*[.L61]+[.$B$4]" office:value-type="float" office:value="0.000416006061001895" calcext:value-type="float">
            <text:p>0,000416006061002</text:p>
          </table:table-cell>
          <table:table-cell table:formula="of:=IF(ABS([.O61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IF([.O61]*[.M61]&gt;0;[.L61];[.J61])" office:value-type="float" office:value="2.5206298828125" calcext:value-type="float">
            <text:p>2,5206298828125</text:p>
          </table:table-cell>
          <table:table-cell table:formula="of:=IF([.O61]*[.N61]&gt;0;[.L61];[.K61])" office:value-type="float" office:value="2.520751953125" calcext:value-type="float">
            <text:p>2,520751953125</text:p>
          </table:table-cell>
          <table:table-cell table:formula="of:=([.J62]+[.K62])/2" office:value-type="float" office:value="2.52069091796875" calcext:value-type="float">
            <text:p>2,52069091796875</text:p>
          </table:table-cell>
          <table:table-cell table:formula="of:=[.$E$4]*[.J62]^3+[.$D$4]*[.J62]^2+[.$C$4]*[.J62]+[.$B$4]" office:value-type="float" office:value="0.000416006061001895" calcext:value-type="float">
            <text:p>0,000416006061002</text:p>
          </table:table-cell>
          <table:table-cell table:formula="of:=[.$E$4]*[.K62]^3+[.$D$4]*[.K62]^2+[.$C$4]*[.K62]+[.$B$4]" office:value-type="float" office:value="-0.0000826010685415213" calcext:value-type="float">
            <text:p>-8,26010685415213E-05</text:p>
          </table:table-cell>
          <table:table-cell table:formula="of:=[.$E$4]*[.L62]^3+[.$D$4]*[.L62]^2+[.$C$4]*[.L62]+[.$B$4]" office:value-type="float" office:value="0.000166695248069004" calcext:value-type="float">
            <text:p>0,000166695248069</text:p>
          </table:table-cell>
          <table:table-cell table:formula="of:=IF(ABS([.O6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IF([.O62]*[.M62]&gt;0;[.L62];[.J62])" office:value-type="float" office:value="2.52069091796875" calcext:value-type="float">
            <text:p>2,52069091796875</text:p>
          </table:table-cell>
          <table:table-cell table:formula="of:=IF([.O62]*[.N62]&gt;0;[.L62];[.K62])" office:value-type="float" office:value="2.520751953125" calcext:value-type="float">
            <text:p>2,520751953125</text:p>
          </table:table-cell>
          <table:table-cell table:formula="of:=([.J63]+[.K63])/2" office:value-type="float" office:value="2.52072143554687" calcext:value-type="float">
            <text:p>2,52072143554687</text:p>
          </table:table-cell>
          <table:table-cell table:formula="of:=[.$E$4]*[.J63]^3+[.$D$4]*[.J63]^2+[.$C$4]*[.J63]+[.$B$4]" office:value-type="float" office:value="0.000166695248069004" calcext:value-type="float">
            <text:p>0,000166695248069</text:p>
          </table:table-cell>
          <table:table-cell table:formula="of:=[.$E$4]*[.K63]^3+[.$D$4]*[.K63]^2+[.$C$4]*[.K63]+[.$B$4]" office:value-type="float" office:value="-0.0000826010685415213" calcext:value-type="float">
            <text:p>-8,26010685415213E-05</text:p>
          </table:table-cell>
          <table:table-cell table:formula="of:=[.$E$4]*[.L63]^3+[.$D$4]*[.L63]^2+[.$C$4]*[.L63]+[.$B$4]" office:value-type="float" office:value="0.0000420452773397528" calcext:value-type="float">
            <text:p>4,20452773397528E-05</text:p>
          </table:table-cell>
          <table:table-cell table:formula="of:=IF(ABS([.O6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IF([.O63]*[.M63]&gt;0;[.L63];[.J63])" office:value-type="float" office:value="2.52072143554687" calcext:value-type="float">
            <text:p>2,52072143554687</text:p>
          </table:table-cell>
          <table:table-cell table:formula="of:=IF([.O63]*[.N63]&gt;0;[.L63];[.K63])" office:value-type="float" office:value="2.520751953125" calcext:value-type="float">
            <text:p>2,520751953125</text:p>
          </table:table-cell>
          <table:table-cell table:formula="of:=([.J64]+[.K64])/2" office:value-type="float" office:value="2.52073669433594" calcext:value-type="float">
            <text:p>2,52073669433594</text:p>
          </table:table-cell>
          <table:table-cell table:formula="of:=[.$E$4]*[.J64]^3+[.$D$4]*[.J64]^2+[.$C$4]*[.J64]+[.$B$4]" office:value-type="float" office:value="0.0000420452773397528" calcext:value-type="float">
            <text:p>4,20452773397528E-05</text:p>
          </table:table-cell>
          <table:table-cell table:formula="of:=[.$E$4]*[.K64]^3+[.$D$4]*[.K64]^2+[.$C$4]*[.K64]+[.$B$4]" office:value-type="float" office:value="-0.0000826010685415213" calcext:value-type="float">
            <text:p>-8,26010685415213E-05</text:p>
          </table:table-cell>
          <table:table-cell table:formula="of:=[.$E$4]*[.L64]^3+[.$D$4]*[.L64]^2+[.$C$4]*[.L64]+[.$B$4]" office:value-type="float" office:value="-0.0000202783487992519" calcext:value-type="float">
            <text:p>-2,02783487992519E-05</text:p>
          </table:table-cell>
          <table:table-cell table:formula="of:=IF(ABS([.O6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IF([.O64]*[.M64]&gt;0;[.L64];[.J64])" office:value-type="float" office:value="2.52072143554687" calcext:value-type="float">
            <text:p>2,52072143554687</text:p>
          </table:table-cell>
          <table:table-cell table:formula="of:=IF([.O64]*[.N64]&gt;0;[.L64];[.K64])" office:value-type="float" office:value="2.52073669433594" calcext:value-type="float">
            <text:p>2,52073669433594</text:p>
          </table:table-cell>
          <table:table-cell table:formula="of:=([.J65]+[.K65])/2" office:value-type="float" office:value="2.52072906494141" calcext:value-type="float">
            <text:p>2,52072906494141</text:p>
          </table:table-cell>
          <table:table-cell table:formula="of:=[.$E$4]*[.J65]^3+[.$D$4]*[.J65]^2+[.$C$4]*[.J65]+[.$B$4]" office:value-type="float" office:value="0.0000420452773397528" calcext:value-type="float">
            <text:p>4,20452773397528E-05</text:p>
          </table:table-cell>
          <table:table-cell table:formula="of:=[.$E$4]*[.K65]^3+[.$D$4]*[.K65]^2+[.$C$4]*[.K65]+[.$B$4]" office:value-type="float" office:value="-0.0000202783487992519" calcext:value-type="float">
            <text:p>-2,02783487992519E-05</text:p>
          </table:table-cell>
          <table:table-cell table:formula="of:=[.$E$4]*[.L65]^3+[.$D$4]*[.L65]^2+[.$C$4]*[.L65]+[.$B$4]" office:value-type="float" office:value="0.0000108833509813167" calcext:value-type="float">
            <text:p>1,08833509813167E-05</text:p>
          </table:table-cell>
          <table:table-cell table:formula="of:=IF(ABS([.O6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IF([.O65]*[.M65]&gt;0;[.L65];[.J65])" office:value-type="float" office:value="2.52072906494141" calcext:value-type="float">
            <text:p>2,52072906494141</text:p>
          </table:table-cell>
          <table:table-cell table:formula="of:=IF([.O65]*[.N65]&gt;0;[.L65];[.K65])" office:value-type="float" office:value="2.52073669433594" calcext:value-type="float">
            <text:p>2,52073669433594</text:p>
          </table:table-cell>
          <table:table-cell table:style-name="ce4" table:formula="of:=([.J66]+[.K66])/2" office:value-type="float" office:value="2.52073287963867" calcext:value-type="float">
            <text:p>2,52073287963867</text:p>
          </table:table-cell>
          <table:table-cell table:formula="of:=[.$E$4]*[.J66]^3+[.$D$4]*[.J66]^2+[.$C$4]*[.J66]+[.$B$4]" office:value-type="float" office:value="0.0000108833509813167" calcext:value-type="float">
            <text:p>1,08833509813167E-05</text:p>
          </table:table-cell>
          <table:table-cell table:formula="of:=[.$E$4]*[.K66]^3+[.$D$4]*[.K66]^2+[.$C$4]*[.K66]+[.$B$4]" office:value-type="float" office:value="-0.0000202783487992519" calcext:value-type="float">
            <text:p>-2,02783487992519E-05</text:p>
          </table:table-cell>
          <table:table-cell table:formula="of:=[.$E$4]*[.L66]^3+[.$D$4]*[.L66]^2+[.$C$4]*[.L66]+[.$B$4]" office:value-type="float" office:value="-0.00000469752718856853" calcext:value-type="float">
            <text:p>-4,69752718856853E-06</text:p>
          </table:table-cell>
          <table:table-cell table:formula="of:=IF(ABS([.O66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IF([.O66]*[.M66]&gt;0;[.L66];[.J66])" office:value-type="float" office:value="2.52072906494141" calcext:value-type="float">
            <text:p>2,52072906494141</text:p>
          </table:table-cell>
          <table:table-cell table:formula="of:=IF([.O66]*[.N66]&gt;0;[.L66];[.K66])" office:value-type="float" office:value="2.52073287963867" calcext:value-type="float">
            <text:p>2,52073287963867</text:p>
          </table:table-cell>
          <table:table-cell table:formula="of:=([.J67]+[.K67])/2" office:value-type="float" office:value="2.52073097229004" calcext:value-type="float">
            <text:p>2,52073097229004</text:p>
          </table:table-cell>
          <table:table-cell table:formula="of:=[.$E$4]*[.J67]^3+[.$D$4]*[.J67]^2+[.$C$4]*[.J67]+[.$B$4]" office:value-type="float" office:value="0.0000108833509813167" calcext:value-type="float">
            <text:p>1,08833509813167E-05</text:p>
          </table:table-cell>
          <table:table-cell table:formula="of:=[.$E$4]*[.K67]^3+[.$D$4]*[.K67]^2+[.$C$4]*[.K67]+[.$B$4]" office:value-type="float" office:value="-0.00000469752718856853" calcext:value-type="float">
            <text:p>-4,69752718856853E-06</text:p>
          </table:table-cell>
          <table:table-cell table:formula="of:=[.$E$4]*[.L67]^3+[.$D$4]*[.L67]^2+[.$C$4]*[.L67]+[.$B$4]" office:value-type="float" office:value="0.00000309290480515756" calcext:value-type="float">
            <text:p>3,09290480515756E-06</text:p>
          </table:table-cell>
          <table:table-cell table:formula="of:=IF(ABS([.O67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IF([.O67]*[.M67]&gt;0;[.L67];[.J67])" office:value-type="float" office:value="2.52073097229004" calcext:value-type="float">
            <text:p>2,52073097229004</text:p>
          </table:table-cell>
          <table:table-cell table:formula="of:=IF([.O67]*[.N67]&gt;0;[.L67];[.K67])" office:value-type="float" office:value="2.52073287963867" calcext:value-type="float">
            <text:p>2,52073287963867</text:p>
          </table:table-cell>
          <table:table-cell table:formula="of:=([.J68]+[.K68])/2" office:value-type="float" office:value="2.52073192596435" calcext:value-type="float">
            <text:p>2,52073192596435</text:p>
          </table:table-cell>
          <table:table-cell table:formula="of:=[.$E$4]*[.J68]^3+[.$D$4]*[.J68]^2+[.$C$4]*[.J68]+[.$B$4]" office:value-type="float" office:value="0.00000309290480515756" calcext:value-type="float">
            <text:p>3,09290480515756E-06</text:p>
          </table:table-cell>
          <table:table-cell table:formula="of:=[.$E$4]*[.K68]^3+[.$D$4]*[.K68]^2+[.$C$4]*[.K68]+[.$B$4]" office:value-type="float" office:value="-0.00000469752718856853" calcext:value-type="float">
            <text:p>-4,69752718856853E-06</text:p>
          </table:table-cell>
          <table:table-cell table:formula="of:=[.$E$4]*[.L68]^3+[.$D$4]*[.L68]^2+[.$C$4]*[.L68]+[.$B$4]" office:value-type="float" office:value="-0.00000080231292542976" calcext:value-type="float">
            <text:p>-8,0231292542976E-07</text:p>
          </table:table-cell>
          <table:table-cell table:formula="of:=IF(ABS([.O68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IF([.O68]*[.M68]&gt;0;[.L68];[.J68])" office:value-type="float" office:value="2.52073097229004" calcext:value-type="float">
            <text:p>2,52073097229004</text:p>
          </table:table-cell>
          <table:table-cell table:formula="of:=IF([.O68]*[.N68]&gt;0;[.L68];[.K68])" office:value-type="float" office:value="2.52073192596435" calcext:value-type="float">
            <text:p>2,52073192596435</text:p>
          </table:table-cell>
          <table:table-cell table:style-name="ce1" table:formula="of:=([.J69]+[.K69])/2" office:value-type="float" office:value="2.5207314491272" calcext:value-type="float">
            <text:p>2,5207314491272</text:p>
          </table:table-cell>
          <table:table-cell table:formula="of:=[.$E$4]*[.J69]^3+[.$D$4]*[.J69]^2+[.$C$4]*[.J69]+[.$B$4]" office:value-type="float" office:value="0.00000309290480515756" calcext:value-type="float">
            <text:p>3,09290480515756E-06</text:p>
          </table:table-cell>
          <table:table-cell table:formula="of:=[.$E$4]*[.K69]^3+[.$D$4]*[.K69]^2+[.$C$4]*[.K69]+[.$B$4]" office:value-type="float" office:value="-0.00000080231292542976" calcext:value-type="float">
            <text:p>-8,0231292542976E-07</text:p>
          </table:table-cell>
          <table:table-cell table:formula="of:=[.$E$4]*[.L69]^3+[.$D$4]*[.L69]^2+[.$C$4]*[.L69]+[.$B$4]" office:value-type="float" office:value="0.00000114529545669484" calcext:value-type="float">
            <text:p>1,14529545669484E-06</text:p>
          </table:table-cell>
          <table:table-cell table:formula="of:=IF(ABS([.O69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4(a)</text:p>
          </table:table-cell>
          <table:table-cell table:style-name="ce2" office:value-type="string" calcext:value-type="string">
            <text:p>f4(b)</text:p>
          </table:table-cell>
          <table:table-cell table:style-name="ce2" office:value-type="string" calcext:value-type="string">
            <text:p>f4(x)</text:p>
          </table:table-cell>
          <table:table-cell table:style-name="ce2" office:value-type="string" calcext:value-type="string">
            <text:p>czy już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formula="of:=[.C16]" office:value-type="float" office:value="3" calcext:value-type="float">
            <text:p>3</text:p>
          </table:table-cell>
          <table:table-cell table:formula="of:=[.D16]" office:value-type="float" office:value="4" calcext:value-type="float">
            <text:p>4</text:p>
          </table:table-cell>
          <table:table-cell table:formula="of:=([.J72]+[.K72])/2" office:value-type="float" office:value="3.5" calcext:value-type="float">
            <text:p>3,5</text:p>
          </table:table-cell>
          <table:table-cell table:formula="of:=[.$E$5]*[.J72]^3+[.$D$5]*[.J72]^2+[.$C$5]*[.J72]+[.$B$5]" office:value-type="float" office:value="-1.00010999999989" calcext:value-type="float">
            <text:p>-1,00010999999989</text:p>
          </table:table-cell>
          <table:table-cell table:formula="of:=[.$E$5]*[.K72]^3+[.$D$5]*[.K72]^2+[.$C$5]*[.K72]+[.$B$5]" office:value-type="float" office:value="2.99975999999998" calcext:value-type="float">
            <text:p>2,99975999999998</text:p>
          </table:table-cell>
          <table:table-cell table:formula="of:=[.$E$5]*[.L72]^3+[.$D$5]*[.L72]^2+[.$C$5]*[.L72]+[.$B$5]" office:value-type="float" office:value="0.94241750000009" calcext:value-type="float">
            <text:p>0,94241750000009</text:p>
          </table:table-cell>
          <table:table-cell table:formula="of:=IF(ABS([.O7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IF([.O72]*[.M72]&gt;0;[.L72];[.J72])" office:value-type="float" office:value="3" calcext:value-type="float">
            <text:p>3</text:p>
          </table:table-cell>
          <table:table-cell table:formula="of:=IF([.O72]*[.N72]&gt;0;[.L72];[.K72])" office:value-type="float" office:value="3.5" calcext:value-type="float">
            <text:p>3,5</text:p>
          </table:table-cell>
          <table:table-cell table:formula="of:=([.J73]+[.K73])/2" office:value-type="float" office:value="3.25" calcext:value-type="float">
            <text:p>3,25</text:p>
          </table:table-cell>
          <table:table-cell table:formula="of:=[.$E$5]*[.J73]^3+[.$D$5]*[.J73]^2+[.$C$5]*[.J73]+[.$B$5]" office:value-type="float" office:value="-1.00010999999989" calcext:value-type="float">
            <text:p>-1,00010999999989</text:p>
          </table:table-cell>
          <table:table-cell table:formula="of:=[.$E$5]*[.K73]^3+[.$D$5]*[.K73]^2+[.$C$5]*[.K73]+[.$B$5]" office:value-type="float" office:value="0.94241750000009" calcext:value-type="float">
            <text:p>0,94241750000009</text:p>
          </table:table-cell>
          <table:table-cell table:formula="of:=[.$E$5]*[.L73]^3+[.$D$5]*[.L73]^2+[.$C$5]*[.L73]+[.$B$5]" office:value-type="float" office:value="-0.305159999999944" calcext:value-type="float">
            <text:p>-0,305159999999944</text:p>
          </table:table-cell>
          <table:table-cell table:formula="of:=IF(ABS([.O7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IF([.O73]*[.M73]&gt;0;[.L73];[.J73])" office:value-type="float" office:value="3.25" calcext:value-type="float">
            <text:p>3,25</text:p>
          </table:table-cell>
          <table:table-cell table:formula="of:=IF([.O73]*[.N73]&gt;0;[.L73];[.K73])" office:value-type="float" office:value="3.5" calcext:value-type="float">
            <text:p>3,5</text:p>
          </table:table-cell>
          <table:table-cell table:formula="of:=([.J74]+[.K74])/2" office:value-type="float" office:value="3.375" calcext:value-type="float">
            <text:p>3,375</text:p>
          </table:table-cell>
          <table:table-cell table:formula="of:=[.$E$5]*[.J74]^3+[.$D$5]*[.J74]^2+[.$C$5]*[.J74]+[.$B$5]" office:value-type="float" office:value="-0.305159999999944" calcext:value-type="float">
            <text:p>-0,305159999999944</text:p>
          </table:table-cell>
          <table:table-cell table:formula="of:=[.$E$5]*[.K74]^3+[.$D$5]*[.K74]^2+[.$C$5]*[.K74]+[.$B$5]" office:value-type="float" office:value="0.94241750000009" calcext:value-type="float">
            <text:p>0,94241750000009</text:p>
          </table:table-cell>
          <table:table-cell table:formula="of:=[.$E$5]*[.L74]^3+[.$D$5]*[.L74]^2+[.$C$5]*[.L74]+[.$B$5]" office:value-type="float" office:value="0.282295546875048" calcext:value-type="float">
            <text:p>0,282295546875048</text:p>
          </table:table-cell>
          <table:table-cell table:formula="of:=IF(ABS([.O7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IF([.O74]*[.M74]&gt;0;[.L74];[.J74])" office:value-type="float" office:value="3.25" calcext:value-type="float">
            <text:p>3,25</text:p>
          </table:table-cell>
          <table:table-cell table:formula="of:=IF([.O74]*[.N74]&gt;0;[.L74];[.K74])" office:value-type="float" office:value="3.375" calcext:value-type="float">
            <text:p>3,375</text:p>
          </table:table-cell>
          <table:table-cell table:formula="of:=([.J75]+[.K75])/2" office:value-type="float" office:value="3.3125" calcext:value-type="float">
            <text:p>3,3125</text:p>
          </table:table-cell>
          <table:table-cell table:formula="of:=[.$E$5]*[.J75]^3+[.$D$5]*[.J75]^2+[.$C$5]*[.J75]+[.$B$5]" office:value-type="float" office:value="-0.305159999999944" calcext:value-type="float">
            <text:p>-0,305159999999944</text:p>
          </table:table-cell>
          <table:table-cell table:formula="of:=[.$E$5]*[.K75]^3+[.$D$5]*[.K75]^2+[.$C$5]*[.K75]+[.$B$5]" office:value-type="float" office:value="0.282295546875048" calcext:value-type="float">
            <text:p>0,282295546875048</text:p>
          </table:table-cell>
          <table:table-cell table:formula="of:=[.$E$5]*[.L75]^3+[.$D$5]*[.L75]^2+[.$C$5]*[.L75]+[.$B$5]" office:value-type="float" office:value="-0.0246086816405864" calcext:value-type="float">
            <text:p>-0,024608681640586</text:p>
          </table:table-cell>
          <table:table-cell table:formula="of:=IF(ABS([.O7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IF([.O75]*[.M75]&gt;0;[.L75];[.J75])" office:value-type="float" office:value="3.3125" calcext:value-type="float">
            <text:p>3,3125</text:p>
          </table:table-cell>
          <table:table-cell table:formula="of:=IF([.O75]*[.N75]&gt;0;[.L75];[.K75])" office:value-type="float" office:value="3.375" calcext:value-type="float">
            <text:p>3,375</text:p>
          </table:table-cell>
          <table:table-cell table:formula="of:=([.J76]+[.K76])/2" office:value-type="float" office:value="3.34375" calcext:value-type="float">
            <text:p>3,34375</text:p>
          </table:table-cell>
          <table:table-cell table:formula="of:=[.$E$5]*[.J76]^3+[.$D$5]*[.J76]^2+[.$C$5]*[.J76]+[.$B$5]" office:value-type="float" office:value="-0.0246086816405864" calcext:value-type="float">
            <text:p>-0,024608681640586</text:p>
          </table:table-cell>
          <table:table-cell table:formula="of:=[.$E$5]*[.K76]^3+[.$D$5]*[.K76]^2+[.$C$5]*[.K76]+[.$B$5]" office:value-type="float" office:value="0.282295546875048" calcext:value-type="float">
            <text:p>0,282295546875048</text:p>
          </table:table-cell>
          <table:table-cell table:formula="of:=[.$E$5]*[.L76]^3+[.$D$5]*[.L76]^2+[.$C$5]*[.L76]+[.$B$5]" office:value-type="float" office:value="0.126060963134762" calcext:value-type="float">
            <text:p>0,126060963134762</text:p>
          </table:table-cell>
          <table:table-cell table:formula="of:=IF(ABS([.O7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IF([.O76]*[.M76]&gt;0;[.L76];[.J76])" office:value-type="float" office:value="3.3125" calcext:value-type="float">
            <text:p>3,3125</text:p>
          </table:table-cell>
          <table:table-cell table:formula="of:=IF([.O76]*[.N76]&gt;0;[.L76];[.K76])" office:value-type="float" office:value="3.34375" calcext:value-type="float">
            <text:p>3,34375</text:p>
          </table:table-cell>
          <table:table-cell table:formula="of:=([.J77]+[.K77])/2" office:value-type="float" office:value="3.328125" calcext:value-type="float">
            <text:p>3,328125</text:p>
          </table:table-cell>
          <table:table-cell table:formula="of:=[.$E$5]*[.J77]^3+[.$D$5]*[.J77]^2+[.$C$5]*[.J77]+[.$B$5]" office:value-type="float" office:value="-0.0246086816405864" calcext:value-type="float">
            <text:p>-0,024608681640586</text:p>
          </table:table-cell>
          <table:table-cell table:formula="of:=[.$E$5]*[.K77]^3+[.$D$5]*[.K77]^2+[.$C$5]*[.K77]+[.$B$5]" office:value-type="float" office:value="0.126060963134762" calcext:value-type="float">
            <text:p>0,126060963134762</text:p>
          </table:table-cell>
          <table:table-cell table:formula="of:=[.$E$5]*[.L77]^3+[.$D$5]*[.L77]^2+[.$C$5]*[.L77]+[.$B$5]" office:value-type="float" office:value="0.0499665678406132" calcext:value-type="float">
            <text:p>0,049966567840613</text:p>
          </table:table-cell>
          <table:table-cell table:formula="of:=IF(ABS([.O7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IF([.O77]*[.M77]&gt;0;[.L77];[.J77])" office:value-type="float" office:value="3.3125" calcext:value-type="float">
            <text:p>3,3125</text:p>
          </table:table-cell>
          <table:table-cell table:formula="of:=IF([.O77]*[.N77]&gt;0;[.L77];[.K77])" office:value-type="float" office:value="3.328125" calcext:value-type="float">
            <text:p>3,328125</text:p>
          </table:table-cell>
          <table:table-cell table:formula="of:=([.J78]+[.K78])/2" office:value-type="float" office:value="3.3203125" calcext:value-type="float">
            <text:p>3,3203125</text:p>
          </table:table-cell>
          <table:table-cell table:formula="of:=[.$E$5]*[.J78]^3+[.$D$5]*[.J78]^2+[.$C$5]*[.J78]+[.$B$5]" office:value-type="float" office:value="-0.0246086816405864" calcext:value-type="float">
            <text:p>-0,024608681640586</text:p>
          </table:table-cell>
          <table:table-cell table:formula="of:=[.$E$5]*[.K78]^3+[.$D$5]*[.K78]^2+[.$C$5]*[.K78]+[.$B$5]" office:value-type="float" office:value="0.0499665678406132" calcext:value-type="float">
            <text:p>0,049966567840613</text:p>
          </table:table-cell>
          <table:table-cell table:formula="of:=[.$E$5]*[.L78]^3+[.$D$5]*[.L78]^2+[.$C$5]*[.L78]+[.$B$5]" office:value-type="float" office:value="0.0124810554313513" calcext:value-type="float">
            <text:p>0,012481055431351</text:p>
          </table:table-cell>
          <table:table-cell table:formula="of:=IF(ABS([.O7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IF([.O78]*[.M78]&gt;0;[.L78];[.J78])" office:value-type="float" office:value="3.3125" calcext:value-type="float">
            <text:p>3,3125</text:p>
          </table:table-cell>
          <table:table-cell table:formula="of:=IF([.O78]*[.N78]&gt;0;[.L78];[.K78])" office:value-type="float" office:value="3.3203125" calcext:value-type="float">
            <text:p>3,3203125</text:p>
          </table:table-cell>
          <table:table-cell table:formula="of:=([.J79]+[.K79])/2" office:value-type="float" office:value="3.31640625" calcext:value-type="float">
            <text:p>3,31640625</text:p>
          </table:table-cell>
          <table:table-cell table:formula="of:=[.$E$5]*[.J79]^3+[.$D$5]*[.J79]^2+[.$C$5]*[.J79]+[.$B$5]" office:value-type="float" office:value="-0.0246086816405864" calcext:value-type="float">
            <text:p>-0,024608681640586</text:p>
          </table:table-cell>
          <table:table-cell table:formula="of:=[.$E$5]*[.K79]^3+[.$D$5]*[.K79]^2+[.$C$5]*[.K79]+[.$B$5]" office:value-type="float" office:value="0.0124810554313513" calcext:value-type="float">
            <text:p>0,012481055431351</text:p>
          </table:table-cell>
          <table:table-cell table:formula="of:=[.$E$5]*[.L79]^3+[.$D$5]*[.L79]^2+[.$C$5]*[.L79]+[.$B$5]" office:value-type="float" office:value="-0.00611428432688399" calcext:value-type="float">
            <text:p>-0,006114284326884</text:p>
          </table:table-cell>
          <table:table-cell table:formula="of:=IF(ABS([.O79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IF([.O79]*[.M79]&gt;0;[.L79];[.J79])" office:value-type="float" office:value="3.31640625" calcext:value-type="float">
            <text:p>3,31640625</text:p>
          </table:table-cell>
          <table:table-cell table:formula="of:=IF([.O79]*[.N79]&gt;0;[.L79];[.K79])" office:value-type="float" office:value="3.3203125" calcext:value-type="float">
            <text:p>3,3203125</text:p>
          </table:table-cell>
          <table:table-cell table:formula="of:=([.J80]+[.K80])/2" office:value-type="float" office:value="3.318359375" calcext:value-type="float">
            <text:p>3,318359375</text:p>
          </table:table-cell>
          <table:table-cell table:formula="of:=[.$E$5]*[.J80]^3+[.$D$5]*[.J80]^2+[.$C$5]*[.J80]+[.$B$5]" office:value-type="float" office:value="-0.00611428432688399" calcext:value-type="float">
            <text:p>-0,006114284326884</text:p>
          </table:table-cell>
          <table:table-cell table:formula="of:=[.$E$5]*[.K80]^3+[.$D$5]*[.K80]^2+[.$C$5]*[.K80]+[.$B$5]" office:value-type="float" office:value="0.0124810554313513" calcext:value-type="float">
            <text:p>0,012481055431351</text:p>
          </table:table-cell>
          <table:table-cell table:formula="of:=[.$E$5]*[.L80]^3+[.$D$5]*[.L80]^2+[.$C$5]*[.L80]+[.$B$5]" office:value-type="float" office:value="0.00317089265968207" calcext:value-type="float">
            <text:p>0,003170892659682</text:p>
          </table:table-cell>
          <table:table-cell table:formula="of:=IF(ABS([.O80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IF([.O80]*[.M80]&gt;0;[.L80];[.J80])" office:value-type="float" office:value="3.31640625" calcext:value-type="float">
            <text:p>3,31640625</text:p>
          </table:table-cell>
          <table:table-cell table:formula="of:=IF([.O80]*[.N80]&gt;0;[.L80];[.K80])" office:value-type="float" office:value="3.318359375" calcext:value-type="float">
            <text:p>3,318359375</text:p>
          </table:table-cell>
          <table:table-cell table:formula="of:=([.J81]+[.K81])/2" office:value-type="float" office:value="3.3173828125" calcext:value-type="float">
            <text:p>3,3173828125</text:p>
          </table:table-cell>
          <table:table-cell table:formula="of:=[.$E$5]*[.J81]^3+[.$D$5]*[.J81]^2+[.$C$5]*[.J81]+[.$B$5]" office:value-type="float" office:value="-0.00611428432688399" calcext:value-type="float">
            <text:p>-0,006114284326884</text:p>
          </table:table-cell>
          <table:table-cell table:formula="of:=[.$E$5]*[.K81]^3+[.$D$5]*[.K81]^2+[.$C$5]*[.K81]+[.$B$5]" office:value-type="float" office:value="0.00317089265968207" calcext:value-type="float">
            <text:p>0,003170892659682</text:p>
          </table:table-cell>
          <table:table-cell table:formula="of:=[.$E$5]*[.L81]^3+[.$D$5]*[.L81]^2+[.$C$5]*[.L81]+[.$B$5]" office:value-type="float" office:value="-0.00147483467077336" calcext:value-type="float">
            <text:p>-0,001474834670773</text:p>
          </table:table-cell>
          <table:table-cell table:formula="of:=IF(ABS([.O81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IF([.O81]*[.M81]&gt;0;[.L81];[.J81])" office:value-type="float" office:value="3.3173828125" calcext:value-type="float">
            <text:p>3,3173828125</text:p>
          </table:table-cell>
          <table:table-cell table:formula="of:=IF([.O81]*[.N81]&gt;0;[.L81];[.K81])" office:value-type="float" office:value="3.318359375" calcext:value-type="float">
            <text:p>3,318359375</text:p>
          </table:table-cell>
          <table:table-cell table:formula="of:=([.J82]+[.K82])/2" office:value-type="float" office:value="3.31787109375" calcext:value-type="float">
            <text:p>3,31787109375</text:p>
          </table:table-cell>
          <table:table-cell table:formula="of:=[.$E$5]*[.J82]^3+[.$D$5]*[.J82]^2+[.$C$5]*[.J82]+[.$B$5]" office:value-type="float" office:value="-0.00147483467077336" calcext:value-type="float">
            <text:p>-0,001474834670773</text:p>
          </table:table-cell>
          <table:table-cell table:formula="of:=[.$E$5]*[.K82]^3+[.$D$5]*[.K82]^2+[.$C$5]*[.K82]+[.$B$5]" office:value-type="float" office:value="0.00317089265968207" calcext:value-type="float">
            <text:p>0,003170892659682</text:p>
          </table:table-cell>
          <table:table-cell table:formula="of:=[.$E$5]*[.L82]^3+[.$D$5]*[.L82]^2+[.$C$5]*[.L82]+[.$B$5]" office:value-type="float" office:value="0.000847246236901356" calcext:value-type="float">
            <text:p>0,000847246236901</text:p>
          </table:table-cell>
          <table:table-cell table:formula="of:=IF(ABS([.O8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IF([.O82]*[.M82]&gt;0;[.L82];[.J82])" office:value-type="float" office:value="3.3173828125" calcext:value-type="float">
            <text:p>3,3173828125</text:p>
          </table:table-cell>
          <table:table-cell table:formula="of:=IF([.O82]*[.N82]&gt;0;[.L82];[.K82])" office:value-type="float" office:value="3.31787109375" calcext:value-type="float">
            <text:p>3,31787109375</text:p>
          </table:table-cell>
          <table:table-cell table:formula="of:=([.J83]+[.K83])/2" office:value-type="float" office:value="3.317626953125" calcext:value-type="float">
            <text:p>3,317626953125</text:p>
          </table:table-cell>
          <table:table-cell table:formula="of:=[.$E$5]*[.J83]^3+[.$D$5]*[.J83]^2+[.$C$5]*[.J83]+[.$B$5]" office:value-type="float" office:value="-0.00147483467077336" calcext:value-type="float">
            <text:p>-0,001474834670773</text:p>
          </table:table-cell>
          <table:table-cell table:formula="of:=[.$E$5]*[.K83]^3+[.$D$5]*[.K83]^2+[.$C$5]*[.K83]+[.$B$5]" office:value-type="float" office:value="0.000847246236901356" calcext:value-type="float">
            <text:p>0,000847246236901</text:p>
          </table:table-cell>
          <table:table-cell table:formula="of:=[.$E$5]*[.L83]^3+[.$D$5]*[.L83]^2+[.$C$5]*[.L83]+[.$B$5]" office:value-type="float" office:value="-0.000313990150345944" calcext:value-type="float">
            <text:p>-0,000313990150346</text:p>
          </table:table-cell>
          <table:table-cell table:formula="of:=IF(ABS([.O8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IF([.O83]*[.M83]&gt;0;[.L83];[.J83])" office:value-type="float" office:value="3.317626953125" calcext:value-type="float">
            <text:p>3,317626953125</text:p>
          </table:table-cell>
          <table:table-cell table:formula="of:=IF([.O83]*[.N83]&gt;0;[.L83];[.K83])" office:value-type="float" office:value="3.31787109375" calcext:value-type="float">
            <text:p>3,31787109375</text:p>
          </table:table-cell>
          <table:table-cell table:formula="of:=([.J84]+[.K84])/2" office:value-type="float" office:value="3.3177490234375" calcext:value-type="float">
            <text:p>3,3177490234375</text:p>
          </table:table-cell>
          <table:table-cell table:formula="of:=[.$E$5]*[.J84]^3+[.$D$5]*[.J84]^2+[.$C$5]*[.J84]+[.$B$5]" office:value-type="float" office:value="-0.000313990150345944" calcext:value-type="float">
            <text:p>-0,000313990150346</text:p>
          </table:table-cell>
          <table:table-cell table:formula="of:=[.$E$5]*[.K84]^3+[.$D$5]*[.K84]^2+[.$C$5]*[.K84]+[.$B$5]" office:value-type="float" office:value="0.000847246236901356" calcext:value-type="float">
            <text:p>0,000847246236901</text:p>
          </table:table-cell>
          <table:table-cell table:formula="of:=[.$E$5]*[.L84]^3+[.$D$5]*[.L84]^2+[.$C$5]*[.L84]+[.$B$5]" office:value-type="float" office:value="0.000266579090464347" calcext:value-type="float">
            <text:p>0,000266579090464</text:p>
          </table:table-cell>
          <table:table-cell table:formula="of:=IF(ABS([.O8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IF([.O84]*[.M84]&gt;0;[.L84];[.J84])" office:value-type="float" office:value="3.317626953125" calcext:value-type="float">
            <text:p>3,317626953125</text:p>
          </table:table-cell>
          <table:table-cell table:formula="of:=IF([.O84]*[.N84]&gt;0;[.L84];[.K84])" office:value-type="float" office:value="3.3177490234375" calcext:value-type="float">
            <text:p>3,3177490234375</text:p>
          </table:table-cell>
          <table:table-cell table:formula="of:=([.J85]+[.K85])/2" office:value-type="float" office:value="3.31768798828125" calcext:value-type="float">
            <text:p>3,31768798828125</text:p>
          </table:table-cell>
          <table:table-cell table:formula="of:=[.$E$5]*[.J85]^3+[.$D$5]*[.J85]^2+[.$C$5]*[.J85]+[.$B$5]" office:value-type="float" office:value="-0.000313990150345944" calcext:value-type="float">
            <text:p>-0,000313990150346</text:p>
          </table:table-cell>
          <table:table-cell table:formula="of:=[.$E$5]*[.K85]^3+[.$D$5]*[.K85]^2+[.$C$5]*[.K85]+[.$B$5]" office:value-type="float" office:value="0.000266579090464347" calcext:value-type="float">
            <text:p>0,000266579090464</text:p>
          </table:table-cell>
          <table:table-cell table:formula="of:=[.$E$5]*[.L85]^3+[.$D$5]*[.L85]^2+[.$C$5]*[.L85]+[.$B$5]" office:value-type="float" office:value="-0.000023717771966858" calcext:value-type="float">
            <text:p>-2,3717771966858E-05</text:p>
          </table:table-cell>
          <table:table-cell table:formula="of:=IF(ABS([.O8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IF([.O85]*[.M85]&gt;0;[.L85];[.J85])" office:value-type="float" office:value="3.31768798828125" calcext:value-type="float">
            <text:p>3,31768798828125</text:p>
          </table:table-cell>
          <table:table-cell table:formula="of:=IF([.O85]*[.N85]&gt;0;[.L85];[.K85])" office:value-type="float" office:value="3.3177490234375" calcext:value-type="float">
            <text:p>3,3177490234375</text:p>
          </table:table-cell>
          <table:table-cell table:formula="of:=([.J86]+[.K86])/2" office:value-type="float" office:value="3.31771850585937" calcext:value-type="float">
            <text:p>3,31771850585937</text:p>
          </table:table-cell>
          <table:table-cell table:formula="of:=[.$E$5]*[.J86]^3+[.$D$5]*[.J86]^2+[.$C$5]*[.J86]+[.$B$5]" office:value-type="float" office:value="-0.000023717771966858" calcext:value-type="float">
            <text:p>-2,3717771966858E-05</text:p>
          </table:table-cell>
          <table:table-cell table:formula="of:=[.$E$5]*[.K86]^3+[.$D$5]*[.K86]^2+[.$C$5]*[.K86]+[.$B$5]" office:value-type="float" office:value="0.000266579090464347" calcext:value-type="float">
            <text:p>0,000266579090464</text:p>
          </table:table-cell>
          <table:table-cell table:formula="of:=[.$E$5]*[.L86]^3+[.$D$5]*[.L86]^2+[.$C$5]*[.L86]+[.$B$5]" office:value-type="float" office:value="0.000121427599140134" calcext:value-type="float">
            <text:p>0,00012142759914</text:p>
          </table:table-cell>
          <table:table-cell table:formula="of:=IF(ABS([.O8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IF([.O86]*[.M86]&gt;0;[.L86];[.J86])" office:value-type="float" office:value="3.31768798828125" calcext:value-type="float">
            <text:p>3,31768798828125</text:p>
          </table:table-cell>
          <table:table-cell table:formula="of:=IF([.O86]*[.N86]&gt;0;[.L86];[.K86])" office:value-type="float" office:value="3.31771850585937" calcext:value-type="float">
            <text:p>3,31771850585937</text:p>
          </table:table-cell>
          <table:table-cell table:formula="of:=([.J87]+[.K87])/2" office:value-type="float" office:value="3.31770324707031" calcext:value-type="float">
            <text:p>3,31770324707031</text:p>
          </table:table-cell>
          <table:table-cell table:formula="of:=[.$E$5]*[.J87]^3+[.$D$5]*[.J87]^2+[.$C$5]*[.J87]+[.$B$5]" office:value-type="float" office:value="-0.000023717771966858" calcext:value-type="float">
            <text:p>-2,3717771966858E-05</text:p>
          </table:table-cell>
          <table:table-cell table:formula="of:=[.$E$5]*[.K87]^3+[.$D$5]*[.K87]^2+[.$C$5]*[.K87]+[.$B$5]" office:value-type="float" office:value="0.000121427599140134" calcext:value-type="float">
            <text:p>0,00012142759914</text:p>
          </table:table-cell>
          <table:table-cell table:formula="of:=[.$E$5]*[.L87]^3+[.$D$5]*[.L87]^2+[.$C$5]*[.L87]+[.$B$5]" office:value-type="float" office:value="0.0000488541485879068" calcext:value-type="float">
            <text:p>4,88541485879068E-05</text:p>
          </table:table-cell>
          <table:table-cell table:formula="of:=IF(ABS([.O8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IF([.O87]*[.M87]&gt;0;[.L87];[.J87])" office:value-type="float" office:value="3.31768798828125" calcext:value-type="float">
            <text:p>3,31768798828125</text:p>
          </table:table-cell>
          <table:table-cell table:formula="of:=IF([.O87]*[.N87]&gt;0;[.L87];[.K87])" office:value-type="float" office:value="3.31770324707031" calcext:value-type="float">
            <text:p>3,31770324707031</text:p>
          </table:table-cell>
          <table:table-cell table:formula="of:=([.J88]+[.K88])/2" office:value-type="float" office:value="3.31769561767578" calcext:value-type="float">
            <text:p>3,31769561767578</text:p>
          </table:table-cell>
          <table:table-cell table:formula="of:=[.$E$5]*[.J88]^3+[.$D$5]*[.J88]^2+[.$C$5]*[.J88]+[.$B$5]" office:value-type="float" office:value="-0.000023717771966858" calcext:value-type="float">
            <text:p>-2,3717771966858E-05</text:p>
          </table:table-cell>
          <table:table-cell table:formula="of:=[.$E$5]*[.K88]^3+[.$D$5]*[.K88]^2+[.$C$5]*[.K88]+[.$B$5]" office:value-type="float" office:value="0.0000488541485879068" calcext:value-type="float">
            <text:p>4,88541485879068E-05</text:p>
          </table:table-cell>
          <table:table-cell table:formula="of:=[.$E$5]*[.L88]^3+[.$D$5]*[.L88]^2+[.$C$5]*[.L88]+[.$B$5]" office:value-type="float" office:value="0.0000125679969755765" calcext:value-type="float">
            <text:p>1,25679969755765E-05</text:p>
          </table:table-cell>
          <table:table-cell table:formula="of:=IF(ABS([.O8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IF([.O88]*[.M88]&gt;0;[.L88];[.J88])" office:value-type="float" office:value="3.31768798828125" calcext:value-type="float">
            <text:p>3,31768798828125</text:p>
          </table:table-cell>
          <table:table-cell table:formula="of:=IF([.O88]*[.N88]&gt;0;[.L88];[.K88])" office:value-type="float" office:value="3.31769561767578" calcext:value-type="float">
            <text:p>3,31769561767578</text:p>
          </table:table-cell>
          <table:table-cell table:style-name="ce4" table:formula="of:=([.J89]+[.K89])/2" office:value-type="float" office:value="3.31769180297852" calcext:value-type="float">
            <text:p>3,31769180297852</text:p>
          </table:table-cell>
          <table:table-cell table:formula="of:=[.$E$5]*[.J89]^3+[.$D$5]*[.J89]^2+[.$C$5]*[.J89]+[.$B$5]" office:value-type="float" office:value="-0.000023717771966858" calcext:value-type="float">
            <text:p>-2,3717771966858E-05</text:p>
          </table:table-cell>
          <table:table-cell table:formula="of:=[.$E$5]*[.K89]^3+[.$D$5]*[.K89]^2+[.$C$5]*[.K89]+[.$B$5]" office:value-type="float" office:value="0.0000125679969755765" calcext:value-type="float">
            <text:p>1,25679969755765E-05</text:p>
          </table:table-cell>
          <table:table-cell table:formula="of:=[.$E$5]*[.L89]^3+[.$D$5]*[.L89]^2+[.$C$5]*[.L89]+[.$B$5]" office:value-type="float" office:value="-0.00000557493518726915" calcext:value-type="float">
            <text:p>-5,57493518726915E-06</text:p>
          </table:table-cell>
          <table:table-cell table:formula="of:=IF(ABS([.O89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IF([.O89]*[.M89]&gt;0;[.L89];[.J89])" office:value-type="float" office:value="3.31769180297852" calcext:value-type="float">
            <text:p>3,31769180297852</text:p>
          </table:table-cell>
          <table:table-cell table:formula="of:=IF([.O89]*[.N89]&gt;0;[.L89];[.K89])" office:value-type="float" office:value="3.31769561767578" calcext:value-type="float">
            <text:p>3,31769561767578</text:p>
          </table:table-cell>
          <table:table-cell table:formula="of:=([.J90]+[.K90])/2" office:value-type="float" office:value="3.31769371032715" calcext:value-type="float">
            <text:p>3,31769371032715</text:p>
          </table:table-cell>
          <table:table-cell table:formula="of:=[.$E$5]*[.J90]^3+[.$D$5]*[.J90]^2+[.$C$5]*[.J90]+[.$B$5]" office:value-type="float" office:value="-0.00000557493518726915" calcext:value-type="float">
            <text:p>-5,57493518726915E-06</text:p>
          </table:table-cell>
          <table:table-cell table:formula="of:=[.$E$5]*[.K90]^3+[.$D$5]*[.K90]^2+[.$C$5]*[.K90]+[.$B$5]" office:value-type="float" office:value="0.0000125679969755765" calcext:value-type="float">
            <text:p>1,25679969755765E-05</text:p>
          </table:table-cell>
          <table:table-cell table:formula="of:=[.$E$5]*[.L90]^3+[.$D$5]*[.L90]^2+[.$C$5]*[.L90]+[.$B$5]" office:value-type="float" office:value="0.00000349651890019231" calcext:value-type="float">
            <text:p>3,49651890019231E-06</text:p>
          </table:table-cell>
          <table:table-cell table:formula="of:=IF(ABS([.O90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IF([.O90]*[.M90]&gt;0;[.L90];[.J90])" office:value-type="float" office:value="3.31769180297852" calcext:value-type="float">
            <text:p>3,31769180297852</text:p>
          </table:table-cell>
          <table:table-cell table:formula="of:=IF([.O90]*[.N90]&gt;0;[.L90];[.K90])" office:value-type="float" office:value="3.31769371032715" calcext:value-type="float">
            <text:p>3,31769371032715</text:p>
          </table:table-cell>
          <table:table-cell table:formula="of:=([.J91]+[.K91])/2" office:value-type="float" office:value="3.31769275665284" calcext:value-type="float">
            <text:p>3,31769275665284</text:p>
          </table:table-cell>
          <table:table-cell table:formula="of:=[.$E$5]*[.J91]^3+[.$D$5]*[.J91]^2+[.$C$5]*[.J91]+[.$B$5]" office:value-type="float" office:value="-0.00000557493518726915" calcext:value-type="float">
            <text:p>-5,57493518726915E-06</text:p>
          </table:table-cell>
          <table:table-cell table:formula="of:=[.$E$5]*[.K91]^3+[.$D$5]*[.K91]^2+[.$C$5]*[.K91]+[.$B$5]" office:value-type="float" office:value="0.00000349651890019231" calcext:value-type="float">
            <text:p>3,49651890019231E-06</text:p>
          </table:table-cell>
          <table:table-cell table:formula="of:=[.$E$5]*[.L91]^3+[.$D$5]*[.L91]^2+[.$C$5]*[.L91]+[.$B$5]" office:value-type="float" office:value="-0.00000103921121308304" calcext:value-type="float">
            <text:p>-1,03921121308304E-06</text:p>
          </table:table-cell>
          <table:table-cell table:formula="of:=IF(ABS([.O91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IF([.O91]*[.M91]&gt;0;[.L91];[.J91])" office:value-type="float" office:value="3.31769275665284" calcext:value-type="float">
            <text:p>3,31769275665284</text:p>
          </table:table-cell>
          <table:table-cell table:formula="of:=IF([.O91]*[.N91]&gt;0;[.L91];[.K91])" office:value-type="float" office:value="3.31769371032715" calcext:value-type="float">
            <text:p>3,31769371032715</text:p>
          </table:table-cell>
          <table:table-cell table:style-name="ce1" table:formula="of:=([.J92]+[.K92])/2" office:value-type="float" office:value="3.31769323348999" calcext:value-type="float">
            <text:p>3,31769323348999</text:p>
          </table:table-cell>
          <table:table-cell table:formula="of:=[.$E$5]*[.J92]^3+[.$D$5]*[.J92]^2+[.$C$5]*[.J92]+[.$B$5]" office:value-type="float" office:value="-0.00000103921121308304" calcext:value-type="float">
            <text:p>-1,03921121308304E-06</text:p>
          </table:table-cell>
          <table:table-cell table:formula="of:=[.$E$5]*[.K92]^3+[.$D$5]*[.K92]^2+[.$C$5]*[.K92]+[.$B$5]" office:value-type="float" office:value="0.00000349651890019231" calcext:value-type="float">
            <text:p>3,49651890019231E-06</text:p>
          </table:table-cell>
          <table:table-cell table:formula="of:=[.$E$5]*[.L92]^3+[.$D$5]*[.L92]^2+[.$C$5]*[.L92]+[.$B$5]" office:value-type="float" office:value="0.00000122865304774678" calcext:value-type="float">
            <text:p>1,22865304774678E-06</text:p>
          </table:table-cell>
          <table:table-cell table:formula="of:=IF(ABS([.O92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5(a)</text:p>
          </table:table-cell>
          <table:table-cell table:style-name="ce2" office:value-type="string" calcext:value-type="string">
            <text:p>f5(b)</text:p>
          </table:table-cell>
          <table:table-cell table:style-name="ce2" office:value-type="string" calcext:value-type="string">
            <text:p>f5(x)</text:p>
          </table:table-cell>
          <table:table-cell table:style-name="ce2" office:value-type="string" calcext:value-type="string">
            <text:p>czy już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formula="of:=[.C17]" office:value-type="float" office:value="4" calcext:value-type="float">
            <text:p>4</text:p>
          </table:table-cell>
          <table:table-cell table:formula="of:=[.D17]" office:value-type="float" office:value="5" calcext:value-type="float">
            <text:p>5</text:p>
          </table:table-cell>
          <table:table-cell table:formula="of:=([.J95]+[.K95])/2" office:value-type="float" office:value="4.5" calcext:value-type="float">
            <text:p>4,5</text:p>
          </table:table-cell>
          <table:table-cell table:formula="of:=[.$E$6]*[.J95]^3+[.$D$6]*[.J95]^2+[.$C$6]*[.J95]+[.$B$6]" office:value-type="float" office:value="2.99980000000005" calcext:value-type="float">
            <text:p>2,99980000000005</text:p>
          </table:table-cell>
          <table:table-cell table:formula="of:=[.$E$6]*[.K95]^3+[.$D$6]*[.K95]^2+[.$C$6]*[.K95]+[.$B$6]" office:value-type="float" office:value="-1.00039999999996" calcext:value-type="float">
            <text:p>-1,00039999999996</text:p>
          </table:table-cell>
          <table:table-cell table:formula="of:=[.$E$6]*[.L95]^3+[.$D$6]*[.L95]^2+[.$C$6]*[.L95]+[.$B$6]" office:value-type="float" office:value="2.0188500000001" calcext:value-type="float">
            <text:p>2,0188500000001</text:p>
          </table:table-cell>
          <table:table-cell table:formula="of:=IF(ABS([.O9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IF([.O95]*[.M95]&gt;0;[.L95];[.J95])" office:value-type="float" office:value="4.5" calcext:value-type="float">
            <text:p>4,5</text:p>
          </table:table-cell>
          <table:table-cell table:formula="of:=IF([.O95]*[.N95]&gt;0;[.L95];[.K95])" office:value-type="float" office:value="5" calcext:value-type="float">
            <text:p>5</text:p>
          </table:table-cell>
          <table:table-cell table:formula="of:=([.J96]+[.K96])/2" office:value-type="float" office:value="4.75" calcext:value-type="float">
            <text:p>4,75</text:p>
          </table:table-cell>
          <table:table-cell table:formula="of:=[.$E$6]*[.J96]^3+[.$D$6]*[.J96]^2+[.$C$6]*[.J96]+[.$B$6]" office:value-type="float" office:value="2.0188500000001" calcext:value-type="float">
            <text:p>2,0188500000001</text:p>
          </table:table-cell>
          <table:table-cell table:formula="of:=[.$E$6]*[.K96]^3+[.$D$6]*[.K96]^2+[.$C$6]*[.K96]+[.$B$6]" office:value-type="float" office:value="-1.00039999999996" calcext:value-type="float">
            <text:p>-1,00039999999996</text:p>
          </table:table-cell>
          <table:table-cell table:formula="of:=[.$E$6]*[.L96]^3+[.$D$6]*[.L96]^2+[.$C$6]*[.L96]+[.$B$6]" office:value-type="float" office:value="0.636620312500043" calcext:value-type="float">
            <text:p>0,636620312500043</text:p>
          </table:table-cell>
          <table:table-cell table:formula="of:=IF(ABS([.O9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IF([.O96]*[.M96]&gt;0;[.L96];[.J96])" office:value-type="float" office:value="4.75" calcext:value-type="float">
            <text:p>4,75</text:p>
          </table:table-cell>
          <table:table-cell table:formula="of:=IF([.O96]*[.N96]&gt;0;[.L96];[.K96])" office:value-type="float" office:value="5" calcext:value-type="float">
            <text:p>5</text:p>
          </table:table-cell>
          <table:table-cell table:formula="of:=([.J97]+[.K97])/2" office:value-type="float" office:value="4.875" calcext:value-type="float">
            <text:p>4,875</text:p>
          </table:table-cell>
          <table:table-cell table:formula="of:=[.$E$6]*[.J97]^3+[.$D$6]*[.J97]^2+[.$C$6]*[.J97]+[.$B$6]" office:value-type="float" office:value="0.636620312500043" calcext:value-type="float">
            <text:p>0,636620312500043</text:p>
          </table:table-cell>
          <table:table-cell table:formula="of:=[.$E$6]*[.K97]^3+[.$D$6]*[.K97]^2+[.$C$6]*[.K97]+[.$B$6]" office:value-type="float" office:value="-1.00039999999996" calcext:value-type="float">
            <text:p>-1,00039999999996</text:p>
          </table:table-cell>
          <table:table-cell table:formula="of:=[.$E$6]*[.L97]^3+[.$D$6]*[.L97]^2+[.$C$6]*[.L97]+[.$B$6]" office:value-type="float" office:value="-0.165965039062428" calcext:value-type="float">
            <text:p>-0,165965039062428</text:p>
          </table:table-cell>
          <table:table-cell table:formula="of:=IF(ABS([.O9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IF([.O97]*[.M97]&gt;0;[.L97];[.J97])" office:value-type="float" office:value="4.75" calcext:value-type="float">
            <text:p>4,75</text:p>
          </table:table-cell>
          <table:table-cell table:formula="of:=IF([.O97]*[.N97]&gt;0;[.L97];[.K97])" office:value-type="float" office:value="4.875" calcext:value-type="float">
            <text:p>4,875</text:p>
          </table:table-cell>
          <table:table-cell table:formula="of:=([.J98]+[.K98])/2" office:value-type="float" office:value="4.8125" calcext:value-type="float">
            <text:p>4,8125</text:p>
          </table:table-cell>
          <table:table-cell table:formula="of:=[.$E$6]*[.J98]^3+[.$D$6]*[.J98]^2+[.$C$6]*[.J98]+[.$B$6]" office:value-type="float" office:value="0.636620312500043" calcext:value-type="float">
            <text:p>0,636620312500043</text:p>
          </table:table-cell>
          <table:table-cell table:formula="of:=[.$E$6]*[.K98]^3+[.$D$6]*[.K98]^2+[.$C$6]*[.K98]+[.$B$6]" office:value-type="float" office:value="-0.165965039062428" calcext:value-type="float">
            <text:p>-0,165965039062428</text:p>
          </table:table-cell>
          <table:table-cell table:formula="of:=[.$E$6]*[.L98]^3+[.$D$6]*[.L98]^2+[.$C$6]*[.L98]+[.$B$6]" office:value-type="float" office:value="0.241299340820376" calcext:value-type="float">
            <text:p>0,241299340820376</text:p>
          </table:table-cell>
          <table:table-cell table:formula="of:=IF(ABS([.O9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IF([.O98]*[.M98]&gt;0;[.L98];[.J98])" office:value-type="float" office:value="4.8125" calcext:value-type="float">
            <text:p>4,8125</text:p>
          </table:table-cell>
          <table:table-cell table:formula="of:=IF([.O98]*[.N98]&gt;0;[.L98];[.K98])" office:value-type="float" office:value="4.875" calcext:value-type="float">
            <text:p>4,875</text:p>
          </table:table-cell>
          <table:table-cell table:formula="of:=([.J99]+[.K99])/2" office:value-type="float" office:value="4.84375" calcext:value-type="float">
            <text:p>4,84375</text:p>
          </table:table-cell>
          <table:table-cell table:formula="of:=[.$E$6]*[.J99]^3+[.$D$6]*[.J99]^2+[.$C$6]*[.J99]+[.$B$6]" office:value-type="float" office:value="0.241299340820376" calcext:value-type="float">
            <text:p>0,241299340820376</text:p>
          </table:table-cell>
          <table:table-cell table:formula="of:=[.$E$6]*[.K99]^3+[.$D$6]*[.K99]^2+[.$C$6]*[.K99]+[.$B$6]" office:value-type="float" office:value="-0.165965039062428" calcext:value-type="float">
            <text:p>-0,165965039062428</text:p>
          </table:table-cell>
          <table:table-cell table:formula="of:=[.$E$6]*[.L99]^3+[.$D$6]*[.L99]^2+[.$C$6]*[.L99]+[.$B$6]" office:value-type="float" office:value="0.0389112640380631" calcext:value-type="float">
            <text:p>0,038911264038063</text:p>
          </table:table-cell>
          <table:table-cell table:formula="of:=IF(ABS([.O99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IF([.O99]*[.M99]&gt;0;[.L99];[.J99])" office:value-type="float" office:value="4.84375" calcext:value-type="float">
            <text:p>4,84375</text:p>
          </table:table-cell>
          <table:table-cell table:formula="of:=IF([.O99]*[.N99]&gt;0;[.L99];[.K99])" office:value-type="float" office:value="4.875" calcext:value-type="float">
            <text:p>4,875</text:p>
          </table:table-cell>
          <table:table-cell table:formula="of:=([.J100]+[.K100])/2" office:value-type="float" office:value="4.859375" calcext:value-type="float">
            <text:p>4,859375</text:p>
          </table:table-cell>
          <table:table-cell table:formula="of:=[.$E$6]*[.J100]^3+[.$D$6]*[.J100]^2+[.$C$6]*[.J100]+[.$B$6]" office:value-type="float" office:value="0.0389112640380631" calcext:value-type="float">
            <text:p>0,038911264038063</text:p>
          </table:table-cell>
          <table:table-cell table:formula="of:=[.$E$6]*[.K100]^3+[.$D$6]*[.K100]^2+[.$C$6]*[.K100]+[.$B$6]" office:value-type="float" office:value="-0.165965039062428" calcext:value-type="float">
            <text:p>-0,165965039062428</text:p>
          </table:table-cell>
          <table:table-cell table:formula="of:=[.$E$6]*[.L100]^3+[.$D$6]*[.L100]^2+[.$C$6]*[.L100]+[.$B$6]" office:value-type="float" office:value="-0.0632469608306678" calcext:value-type="float">
            <text:p>-0,063246960830668</text:p>
          </table:table-cell>
          <table:table-cell table:formula="of:=IF(ABS([.O100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IF([.O100]*[.M100]&gt;0;[.L100];[.J100])" office:value-type="float" office:value="4.84375" calcext:value-type="float">
            <text:p>4,84375</text:p>
          </table:table-cell>
          <table:table-cell table:formula="of:=IF([.O100]*[.N100]&gt;0;[.L100];[.K100])" office:value-type="float" office:value="4.859375" calcext:value-type="float">
            <text:p>4,859375</text:p>
          </table:table-cell>
          <table:table-cell table:formula="of:=([.J101]+[.K101])/2" office:value-type="float" office:value="4.8515625" calcext:value-type="float">
            <text:p>4,8515625</text:p>
          </table:table-cell>
          <table:table-cell table:formula="of:=[.$E$6]*[.J101]^3+[.$D$6]*[.J101]^2+[.$C$6]*[.J101]+[.$B$6]" office:value-type="float" office:value="0.0389112640380631" calcext:value-type="float">
            <text:p>0,038911264038063</text:p>
          </table:table-cell>
          <table:table-cell table:formula="of:=[.$E$6]*[.K101]^3+[.$D$6]*[.K101]^2+[.$C$6]*[.K101]+[.$B$6]" office:value-type="float" office:value="-0.0632469608306678" calcext:value-type="float">
            <text:p>-0,063246960830668</text:p>
          </table:table-cell>
          <table:table-cell table:formula="of:=[.$E$6]*[.L101]^3+[.$D$6]*[.L101]^2+[.$C$6]*[.L101]+[.$B$6]" office:value-type="float" office:value="-0.0120939790247689" calcext:value-type="float">
            <text:p>-0,012093979024769</text:p>
          </table:table-cell>
          <table:table-cell table:formula="of:=IF(ABS([.O101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IF([.O101]*[.M101]&gt;0;[.L101];[.J101])" office:value-type="float" office:value="4.84375" calcext:value-type="float">
            <text:p>4,84375</text:p>
          </table:table-cell>
          <table:table-cell table:formula="of:=IF([.O101]*[.N101]&gt;0;[.L101];[.K101])" office:value-type="float" office:value="4.8515625" calcext:value-type="float">
            <text:p>4,8515625</text:p>
          </table:table-cell>
          <table:table-cell table:formula="of:=([.J102]+[.K102])/2" office:value-type="float" office:value="4.84765625" calcext:value-type="float">
            <text:p>4,84765625</text:p>
          </table:table-cell>
          <table:table-cell table:formula="of:=[.$E$6]*[.J102]^3+[.$D$6]*[.J102]^2+[.$C$6]*[.J102]+[.$B$6]" office:value-type="float" office:value="0.0389112640380631" calcext:value-type="float">
            <text:p>0,038911264038063</text:p>
          </table:table-cell>
          <table:table-cell table:formula="of:=[.$E$6]*[.K102]^3+[.$D$6]*[.K102]^2+[.$C$6]*[.K102]+[.$B$6]" office:value-type="float" office:value="-0.0120939790247689" calcext:value-type="float">
            <text:p>-0,012093979024769</text:p>
          </table:table-cell>
          <table:table-cell table:formula="of:=[.$E$6]*[.L102]^3+[.$D$6]*[.L102]^2+[.$C$6]*[.L102]+[.$B$6]" office:value-type="float" office:value="0.0134275958120611" calcext:value-type="float">
            <text:p>0,013427595812061</text:p>
          </table:table-cell>
          <table:table-cell table:formula="of:=IF(ABS([.O102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IF([.O102]*[.M102]&gt;0;[.L102];[.J102])" office:value-type="float" office:value="4.84765625" calcext:value-type="float">
            <text:p>4,84765625</text:p>
          </table:table-cell>
          <table:table-cell table:formula="of:=IF([.O102]*[.N102]&gt;0;[.L102];[.K102])" office:value-type="float" office:value="4.8515625" calcext:value-type="float">
            <text:p>4,8515625</text:p>
          </table:table-cell>
          <table:table-cell table:formula="of:=([.J103]+[.K103])/2" office:value-type="float" office:value="4.849609375" calcext:value-type="float">
            <text:p>4,849609375</text:p>
          </table:table-cell>
          <table:table-cell table:formula="of:=[.$E$6]*[.J103]^3+[.$D$6]*[.J103]^2+[.$C$6]*[.J103]+[.$B$6]" office:value-type="float" office:value="0.0134275958120611" calcext:value-type="float">
            <text:p>0,013427595812061</text:p>
          </table:table-cell>
          <table:table-cell table:formula="of:=[.$E$6]*[.K103]^3+[.$D$6]*[.K103]^2+[.$C$6]*[.K103]+[.$B$6]" office:value-type="float" office:value="-0.0120939790247689" calcext:value-type="float">
            <text:p>-0,012093979024769</text:p>
          </table:table-cell>
          <table:table-cell table:formula="of:=[.$E$6]*[.L103]^3+[.$D$6]*[.L103]^2+[.$C$6]*[.L103]+[.$B$6]" office:value-type="float" office:value="0.000671485974692132" calcext:value-type="float">
            <text:p>0,000671485974692</text:p>
          </table:table-cell>
          <table:table-cell table:formula="of:=IF(ABS([.O10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IF([.O103]*[.M103]&gt;0;[.L103];[.J103])" office:value-type="float" office:value="4.849609375" calcext:value-type="float">
            <text:p>4,849609375</text:p>
          </table:table-cell>
          <table:table-cell table:formula="of:=IF([.O103]*[.N103]&gt;0;[.L103];[.K103])" office:value-type="float" office:value="4.8515625" calcext:value-type="float">
            <text:p>4,8515625</text:p>
          </table:table-cell>
          <table:table-cell table:formula="of:=([.J104]+[.K104])/2" office:value-type="float" office:value="4.8505859375" calcext:value-type="float">
            <text:p>4,8505859375</text:p>
          </table:table-cell>
          <table:table-cell table:formula="of:=[.$E$6]*[.J104]^3+[.$D$6]*[.J104]^2+[.$C$6]*[.J104]+[.$B$6]" office:value-type="float" office:value="0.000671485974692132" calcext:value-type="float">
            <text:p>0,000671485974692</text:p>
          </table:table-cell>
          <table:table-cell table:formula="of:=[.$E$6]*[.K104]^3+[.$D$6]*[.K104]^2+[.$C$6]*[.K104]+[.$B$6]" office:value-type="float" office:value="-0.0120939790247689" calcext:value-type="float">
            <text:p>-0,012093979024769</text:p>
          </table:table-cell>
          <table:table-cell table:formula="of:=[.$E$6]*[.L104]^3+[.$D$6]*[.L104]^2+[.$C$6]*[.L104]+[.$B$6]" office:value-type="float" office:value="-0.00571008472292078" calcext:value-type="float">
            <text:p>-0,005710084722921</text:p>
          </table:table-cell>
          <table:table-cell table:formula="of:=IF(ABS([.O104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IF([.O104]*[.M104]&gt;0;[.L104];[.J104])" office:value-type="float" office:value="4.849609375" calcext:value-type="float">
            <text:p>4,849609375</text:p>
          </table:table-cell>
          <table:table-cell table:formula="of:=IF([.O104]*[.N104]&gt;0;[.L104];[.K104])" office:value-type="float" office:value="4.8505859375" calcext:value-type="float">
            <text:p>4,8505859375</text:p>
          </table:table-cell>
          <table:table-cell table:formula="of:=([.J105]+[.K105])/2" office:value-type="float" office:value="4.85009765625" calcext:value-type="float">
            <text:p>4,85009765625</text:p>
          </table:table-cell>
          <table:table-cell table:formula="of:=[.$E$6]*[.J105]^3+[.$D$6]*[.J105]^2+[.$C$6]*[.J105]+[.$B$6]" office:value-type="float" office:value="0.000671485974692132" calcext:value-type="float">
            <text:p>0,000671485974692</text:p>
          </table:table-cell>
          <table:table-cell table:formula="of:=[.$E$6]*[.K105]^3+[.$D$6]*[.K105]^2+[.$C$6]*[.K105]+[.$B$6]" office:value-type="float" office:value="-0.00571008472292078" calcext:value-type="float">
            <text:p>-0,005710084722921</text:p>
          </table:table-cell>
          <table:table-cell table:formula="of:=[.$E$6]*[.L105]^3+[.$D$6]*[.L105]^2+[.$C$6]*[.L105]+[.$B$6]" office:value-type="float" office:value="-0.00251900797451299" calcext:value-type="float">
            <text:p>-0,002519007974513</text:p>
          </table:table-cell>
          <table:table-cell table:formula="of:=IF(ABS([.O105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IF([.O105]*[.M105]&gt;0;[.L105];[.J105])" office:value-type="float" office:value="4.849609375" calcext:value-type="float">
            <text:p>4,849609375</text:p>
          </table:table-cell>
          <table:table-cell table:formula="of:=IF([.O105]*[.N105]&gt;0;[.L105];[.K105])" office:value-type="float" office:value="4.85009765625" calcext:value-type="float">
            <text:p>4,85009765625</text:p>
          </table:table-cell>
          <table:table-cell table:formula="of:=([.J106]+[.K106])/2" office:value-type="float" office:value="4.849853515625" calcext:value-type="float">
            <text:p>4,849853515625</text:p>
          </table:table-cell>
          <table:table-cell table:formula="of:=[.$E$6]*[.J106]^3+[.$D$6]*[.J106]^2+[.$C$6]*[.J106]+[.$B$6]" office:value-type="float" office:value="0.000671485974692132" calcext:value-type="float">
            <text:p>0,000671485974692</text:p>
          </table:table-cell>
          <table:table-cell table:formula="of:=[.$E$6]*[.K106]^3+[.$D$6]*[.K106]^2+[.$C$6]*[.K106]+[.$B$6]" office:value-type="float" office:value="-0.00251900797451299" calcext:value-type="float">
            <text:p>-0,002519007974513</text:p>
          </table:table-cell>
          <table:table-cell table:formula="of:=[.$E$6]*[.L106]^3+[.$D$6]*[.L106]^2+[.$C$6]*[.L106]+[.$B$6]" office:value-type="float" office:value="-0.000923688031264192" calcext:value-type="float">
            <text:p>-0,000923688031264</text:p>
          </table:table-cell>
          <table:table-cell table:formula="of:=IF(ABS([.O106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IF([.O106]*[.M106]&gt;0;[.L106];[.J106])" office:value-type="float" office:value="4.849609375" calcext:value-type="float">
            <text:p>4,849609375</text:p>
          </table:table-cell>
          <table:table-cell table:formula="of:=IF([.O106]*[.N106]&gt;0;[.L106];[.K106])" office:value-type="float" office:value="4.849853515625" calcext:value-type="float">
            <text:p>4,849853515625</text:p>
          </table:table-cell>
          <table:table-cell table:formula="of:=([.J107]+[.K107])/2" office:value-type="float" office:value="4.8497314453125" calcext:value-type="float">
            <text:p>4,8497314453125</text:p>
          </table:table-cell>
          <table:table-cell table:formula="of:=[.$E$6]*[.J107]^3+[.$D$6]*[.J107]^2+[.$C$6]*[.J107]+[.$B$6]" office:value-type="float" office:value="0.000671485974692132" calcext:value-type="float">
            <text:p>0,000671485974692</text:p>
          </table:table-cell>
          <table:table-cell table:formula="of:=[.$E$6]*[.K107]^3+[.$D$6]*[.K107]^2+[.$C$6]*[.K107]+[.$B$6]" office:value-type="float" office:value="-0.000923688031264192" calcext:value-type="float">
            <text:p>-0,000923688031264</text:p>
          </table:table-cell>
          <table:table-cell table:formula="of:=[.$E$6]*[.L107]^3+[.$D$6]*[.L107]^2+[.$C$6]*[.L107]+[.$B$6]" office:value-type="float" office:value="-0.000126082771373603" calcext:value-type="float">
            <text:p>-0,000126082771374</text:p>
          </table:table-cell>
          <table:table-cell table:formula="of:=IF(ABS([.O107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IF([.O107]*[.M107]&gt;0;[.L107];[.J107])" office:value-type="float" office:value="4.849609375" calcext:value-type="float">
            <text:p>4,849609375</text:p>
          </table:table-cell>
          <table:table-cell table:formula="of:=IF([.O107]*[.N107]&gt;0;[.L107];[.K107])" office:value-type="float" office:value="4.8497314453125" calcext:value-type="float">
            <text:p>4,8497314453125</text:p>
          </table:table-cell>
          <table:table-cell table:formula="of:=([.J108]+[.K108])/2" office:value-type="float" office:value="4.84967041015625" calcext:value-type="float">
            <text:p>4,84967041015625</text:p>
          </table:table-cell>
          <table:table-cell table:formula="of:=[.$E$6]*[.J108]^3+[.$D$6]*[.J108]^2+[.$C$6]*[.J108]+[.$B$6]" office:value-type="float" office:value="0.000671485974692132" calcext:value-type="float">
            <text:p>0,000671485974692</text:p>
          </table:table-cell>
          <table:table-cell table:formula="of:=[.$E$6]*[.K108]^3+[.$D$6]*[.K108]^2+[.$C$6]*[.K108]+[.$B$6]" office:value-type="float" office:value="-0.000126082771373603" calcext:value-type="float">
            <text:p>-0,000126082771374</text:p>
          </table:table-cell>
          <table:table-cell table:formula="of:=[.$E$6]*[.L108]^3+[.$D$6]*[.L108]^2+[.$C$6]*[.L108]+[.$B$6]" office:value-type="float" office:value="0.000272706167663728" calcext:value-type="float">
            <text:p>0,000272706167664</text:p>
          </table:table-cell>
          <table:table-cell table:formula="of:=IF(ABS([.O108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IF([.O108]*[.M108]&gt;0;[.L108];[.J108])" office:value-type="float" office:value="4.84967041015625" calcext:value-type="float">
            <text:p>4,84967041015625</text:p>
          </table:table-cell>
          <table:table-cell table:formula="of:=IF([.O108]*[.N108]&gt;0;[.L108];[.K108])" office:value-type="float" office:value="4.8497314453125" calcext:value-type="float">
            <text:p>4,8497314453125</text:p>
          </table:table-cell>
          <table:table-cell table:formula="of:=([.J109]+[.K109])/2" office:value-type="float" office:value="4.84970092773438" calcext:value-type="float">
            <text:p>4,84970092773438</text:p>
          </table:table-cell>
          <table:table-cell table:formula="of:=[.$E$6]*[.J109]^3+[.$D$6]*[.J109]^2+[.$C$6]*[.J109]+[.$B$6]" office:value-type="float" office:value="0.000272706167663728" calcext:value-type="float">
            <text:p>0,000272706167664</text:p>
          </table:table-cell>
          <table:table-cell table:formula="of:=[.$E$6]*[.K109]^3+[.$D$6]*[.K109]^2+[.$C$6]*[.K109]+[.$B$6]" office:value-type="float" office:value="-0.000126082771373603" calcext:value-type="float">
            <text:p>-0,000126082771374</text:p>
          </table:table-cell>
          <table:table-cell table:formula="of:=[.$E$6]*[.L109]^3+[.$D$6]*[.L109]^2+[.$C$6]*[.L109]+[.$B$6]" office:value-type="float" office:value="0.0000733128395609128" calcext:value-type="float">
            <text:p>7,33128395609128E-05</text:p>
          </table:table-cell>
          <table:table-cell table:formula="of:=IF(ABS([.O109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IF([.O109]*[.M109]&gt;0;[.L109];[.J109])" office:value-type="float" office:value="4.84970092773438" calcext:value-type="float">
            <text:p>4,84970092773438</text:p>
          </table:table-cell>
          <table:table-cell table:formula="of:=IF([.O109]*[.N109]&gt;0;[.L109];[.K109])" office:value-type="float" office:value="4.8497314453125" calcext:value-type="float">
            <text:p>4,8497314453125</text:p>
          </table:table-cell>
          <table:table-cell table:formula="of:=([.J110]+[.K110])/2" office:value-type="float" office:value="4.84971618652344" calcext:value-type="float">
            <text:p>4,84971618652344</text:p>
          </table:table-cell>
          <table:table-cell table:formula="of:=[.$E$6]*[.J110]^3+[.$D$6]*[.J110]^2+[.$C$6]*[.J110]+[.$B$6]" office:value-type="float" office:value="0.0000733128395609128" calcext:value-type="float">
            <text:p>7,33128395609128E-05</text:p>
          </table:table-cell>
          <table:table-cell table:formula="of:=[.$E$6]*[.K110]^3+[.$D$6]*[.K110]^2+[.$C$6]*[.K110]+[.$B$6]" office:value-type="float" office:value="-0.000126082771373603" calcext:value-type="float">
            <text:p>-0,000126082771374</text:p>
          </table:table-cell>
          <table:table-cell table:formula="of:=[.$E$6]*[.L110]^3+[.$D$6]*[.L110]^2+[.$C$6]*[.L110]+[.$B$6]" office:value-type="float" office:value="-0.0000263846805523826" calcext:value-type="float">
            <text:p>-2,63846805523826E-05</text:p>
          </table:table-cell>
          <table:table-cell table:formula="of:=IF(ABS([.O110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IF([.O110]*[.M110]&gt;0;[.L110];[.J110])" office:value-type="float" office:value="4.84970092773438" calcext:value-type="float">
            <text:p>4,84970092773438</text:p>
          </table:table-cell>
          <table:table-cell table:formula="of:=IF([.O110]*[.N110]&gt;0;[.L110];[.K110])" office:value-type="float" office:value="4.84971618652344" calcext:value-type="float">
            <text:p>4,84971618652344</text:p>
          </table:table-cell>
          <table:table-cell table:formula="of:=([.J111]+[.K111])/2" office:value-type="float" office:value="4.84970855712891" calcext:value-type="float">
            <text:p>4,84970855712891</text:p>
          </table:table-cell>
          <table:table-cell table:formula="of:=[.$E$6]*[.J111]^3+[.$D$6]*[.J111]^2+[.$C$6]*[.J111]+[.$B$6]" office:value-type="float" office:value="0.0000733128395609128" calcext:value-type="float">
            <text:p>7,33128395609128E-05</text:p>
          </table:table-cell>
          <table:table-cell table:formula="of:=[.$E$6]*[.K111]^3+[.$D$6]*[.K111]^2+[.$C$6]*[.K111]+[.$B$6]" office:value-type="float" office:value="-0.0000263846805523826" calcext:value-type="float">
            <text:p>-2,63846805523826E-05</text:p>
          </table:table-cell>
          <table:table-cell table:formula="of:=[.$E$6]*[.L111]^3+[.$D$6]*[.L111]^2+[.$C$6]*[.L111]+[.$B$6]" office:value-type="float" office:value="0.0000234641507290689" calcext:value-type="float">
            <text:p>2,34641507290689E-05</text:p>
          </table:table-cell>
          <table:table-cell table:formula="of:=IF(ABS([.O111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IF([.O111]*[.M111]&gt;0;[.L111];[.J111])" office:value-type="float" office:value="4.84970855712891" calcext:value-type="float">
            <text:p>4,84970855712891</text:p>
          </table:table-cell>
          <table:table-cell table:formula="of:=IF([.O111]*[.N111]&gt;0;[.L111];[.K111])" office:value-type="float" office:value="4.84971618652344" calcext:value-type="float">
            <text:p>4,84971618652344</text:p>
          </table:table-cell>
          <table:table-cell table:style-name="ce4" table:formula="of:=([.J112]+[.K112])/2" office:value-type="float" office:value="4.84971237182617" calcext:value-type="float">
            <text:p>4,84971237182617</text:p>
          </table:table-cell>
          <table:table-cell table:formula="of:=[.$E$6]*[.J112]^3+[.$D$6]*[.J112]^2+[.$C$6]*[.J112]+[.$B$6]" office:value-type="float" office:value="0.0000234641507290689" calcext:value-type="float">
            <text:p>2,34641507290689E-05</text:p>
          </table:table-cell>
          <table:table-cell table:formula="of:=[.$E$6]*[.K112]^3+[.$D$6]*[.K112]^2+[.$C$6]*[.K112]+[.$B$6]" office:value-type="float" office:value="-0.0000263846805523826" calcext:value-type="float">
            <text:p>-2,63846805523826E-05</text:p>
          </table:table-cell>
          <table:table-cell table:formula="of:=[.$E$6]*[.L112]^3+[.$D$6]*[.L112]^2+[.$C$6]*[.L112]+[.$B$6]" office:value-type="float" office:value="-0.00000146024700597991" calcext:value-type="float">
            <text:p>-1,46024700597991E-06</text:p>
          </table:table-cell>
          <table:table-cell table:formula="of:=IF(ABS([.O112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IF([.O112]*[.M112]&gt;0;[.L112];[.J112])" office:value-type="float" office:value="4.84970855712891" calcext:value-type="float">
            <text:p>4,84970855712891</text:p>
          </table:table-cell>
          <table:table-cell table:formula="of:=IF([.O112]*[.N112]&gt;0;[.L112];[.K112])" office:value-type="float" office:value="4.84971237182617" calcext:value-type="float">
            <text:p>4,84971237182617</text:p>
          </table:table-cell>
          <table:table-cell table:formula="of:=([.J113]+[.K113])/2" office:value-type="float" office:value="4.84971046447754" calcext:value-type="float">
            <text:p>4,84971046447754</text:p>
          </table:table-cell>
          <table:table-cell table:formula="of:=[.$E$6]*[.J113]^3+[.$D$6]*[.J113]^2+[.$C$6]*[.J113]+[.$B$6]" office:value-type="float" office:value="0.0000234641507290689" calcext:value-type="float">
            <text:p>2,34641507290689E-05</text:p>
          </table:table-cell>
          <table:table-cell table:formula="of:=[.$E$6]*[.K113]^3+[.$D$6]*[.K113]^2+[.$C$6]*[.K113]+[.$B$6]" office:value-type="float" office:value="-0.00000146024700597991" calcext:value-type="float">
            <text:p>-1,46024700597991E-06</text:p>
          </table:table-cell>
          <table:table-cell table:formula="of:=[.$E$6]*[.L113]^3+[.$D$6]*[.L113]^2+[.$C$6]*[.L113]+[.$B$6]" office:value-type="float" office:value="0.0000110019562384878" calcext:value-type="float">
            <text:p>1,10019562384878E-05</text:p>
          </table:table-cell>
          <table:table-cell table:formula="of:=IF(ABS([.O113])&lt;[.$B$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IF([.O113]*[.M113]&gt;0;[.L113];[.J113])" office:value-type="float" office:value="4.84971046447754" calcext:value-type="float">
            <text:p>4,84971046447754</text:p>
          </table:table-cell>
          <table:table-cell table:formula="of:=IF([.O113]*[.N113]&gt;0;[.L113];[.K113])" office:value-type="float" office:value="4.84971237182617" calcext:value-type="float">
            <text:p>4,84971237182617</text:p>
          </table:table-cell>
          <table:table-cell table:formula="of:=([.J114]+[.K114])/2" office:value-type="float" office:value="4.84971141815185" calcext:value-type="float">
            <text:p>4,84971141815185</text:p>
          </table:table-cell>
          <table:table-cell table:formula="of:=[.$E$6]*[.J114]^3+[.$D$6]*[.J114]^2+[.$C$6]*[.J114]+[.$B$6]" office:value-type="float" office:value="0.0000110019562384878" calcext:value-type="float">
            <text:p>1,10019562384878E-05</text:p>
          </table:table-cell>
          <table:table-cell table:formula="of:=[.$E$6]*[.K114]^3+[.$D$6]*[.K114]^2+[.$C$6]*[.K114]+[.$B$6]" office:value-type="float" office:value="-0.00000146024700597991" calcext:value-type="float">
            <text:p>-1,46024700597991E-06</text:p>
          </table:table-cell>
          <table:table-cell table:formula="of:=[.$E$6]*[.L114]^3+[.$D$6]*[.L114]^2+[.$C$6]*[.L114]+[.$B$6]" office:value-type="float" office:value="0.00000477085569627889" calcext:value-type="float">
            <text:p>4,77085569627889E-06</text:p>
          </table:table-cell>
          <table:table-cell table:formula="of:=IF(ABS([.O114])&lt;[.$B$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IF([.O114]*[.M114]&gt;0;[.L114];[.J114])" office:value-type="float" office:value="4.84971141815185" calcext:value-type="float">
            <text:p>4,84971141815185</text:p>
          </table:table-cell>
          <table:table-cell table:formula="of:=IF([.O114]*[.N114]&gt;0;[.L114];[.K114])" office:value-type="float" office:value="4.84971237182617" calcext:value-type="float">
            <text:p>4,84971237182617</text:p>
          </table:table-cell>
          <table:table-cell table:style-name="ce1" table:formula="of:=([.J115]+[.K115])/2" office:value-type="float" office:value="4.84971189498901" calcext:value-type="float">
            <text:p>4,84971189498901</text:p>
          </table:table-cell>
          <table:table-cell table:formula="of:=[.$E$6]*[.J115]^3+[.$D$6]*[.J115]^2+[.$C$6]*[.J115]+[.$B$6]" office:value-type="float" office:value="0.00000477085569627889" calcext:value-type="float">
            <text:p>4,77085569627889E-06</text:p>
          </table:table-cell>
          <table:table-cell table:formula="of:=[.$E$6]*[.K115]^3+[.$D$6]*[.K115]^2+[.$C$6]*[.K115]+[.$B$6]" office:value-type="float" office:value="-0.00000146024700597991" calcext:value-type="float">
            <text:p>-1,46024700597991E-06</text:p>
          </table:table-cell>
          <table:table-cell table:formula="of:=[.$E$6]*[.L115]^3+[.$D$6]*[.L115]^2+[.$C$6]*[.L115]+[.$B$6]" office:value-type="float" office:value="0.00000165530451567975" calcext:value-type="float">
            <text:p>1,65530451567975E-06</text:p>
          </table:table-cell>
          <table:table-cell table:formula="of:=IF(ABS([.O115])&lt;[.$B$9];1;0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 style:data-style-name="N2" text:time-value="10:01:27.6920452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2T10:08:40.377828342</dc:date>
    <meta:editing-duration>PT14M28S</meta:editing-duration>
    <meta:editing-cycles>3</meta:editing-cycles>
    <meta:document-statistic meta:table-count="1" meta:cell-count="942" meta:object-count="0"/>
  </office:meta>
</office:document-meta>
</file>